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"Doss"</text:p>
          </table:table-cell>
          <table:table-cell office:value-type="string">
            <text:p>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200">
            <text:p>3200</text:p>
          </table:table-cell>
          <table:table-cell office:value-type="float" office:value="950">
            <text:p>950</text:p>
          </table:table-cell>
          <table:table-cell office:value-type="float" office:value="78">
            <text:p>7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vxfn86xx7bhnjw5k</text:p>
          </table:table-cell>
          <table:table-cell office:value-type="string">
            <text:p>WHITE</text:p>
          </table:table-cell>
          <table:table-cell office:value-type="string">
            <text:p>Chardonnay Doss</text:p>
          </table:table-cell>
          <table:table-cell office:value-type="string">
            <text:p>Castelfeder</text:p>
          </table:table-cell>
          <table:table-cell office:value-type="float" office:value="38.188553">
            <text:p>38.1885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305">
            <text:p>1305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256454">
            <text:p>54.25645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700">
            <text:p>8700</text:p>
          </table:table-cell>
          <table:table-cell office:value-type="float" office:value="4150">
            <text:p>41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tm16eae9c8tj0thw</text:p>
          </table:table-cell>
          <table:table-cell office:value-type="string">
            <text:p>RED</text:p>
          </table:table-cell>
          <table:table-cell office:value-type="string">
            <text:p>Montepulciano d'Abruzzo</text:p>
          </table:table-cell>
          <table:table-cell office:value-type="string">
            <text:p>Emidio Pepe</text:p>
          </table:table-cell>
          <table:table-cell office:value-type="float" office:value="44.981876">
            <text:p>44.9818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eneo (Nerello Cappuccio)</text:p>
          </table:table-cell>
          <table:table-cell office:value-type="string">
            <text:p>Tenuta di Fess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4000">
            <text:p>4000</text:p>
          </table:table-cell>
          <table:table-cell office:value-type="float" office:value="1140">
            <text:p>114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gr2hbm2wyr5cv06y</text:p>
          </table:table-cell>
          <table:table-cell office:value-type="string">
            <text:p>RED</text:p>
          </table:table-cell>
          <table:table-cell office:value-type="string">
            <text:p>Nerello Cappuccio Laeneo</text:p>
          </table:table-cell>
          <table:table-cell office:value-type="string">
            <text:p>Tenuta di Fessina</text:p>
          </table:table-cell>
          <table:table-cell office:value-type="float" office:value="58.49102">
            <text:p>58.4910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900">
            <text:p>11900</text:p>
          </table:table-cell>
          <table:table-cell office:value-type="float" office:value="6000">
            <text:p>60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rpe79ntnd0gcq2ns</text:p>
          </table:table-cell>
          <table:table-cell office:value-type="string">
            <text:p>RED</text:p>
          </table:table-cell>
          <table:table-cell office:value-type="string">
            <text:p>Barbaresco Rabajà</text:p>
          </table:table-cell>
          <table:table-cell office:value-type="string">
            <text:p>Bruno Rocca</text:p>
          </table:table-cell>
          <table:table-cell office:value-type="float" office:value="50.3768">
            <text:p>50.376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Montestefano</text:p>
          </table:table-cell>
          <table:table-cell office:value-type="string">
            <text:p>La Ca’ No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2700">
            <text:p>27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9qrrx4931rvsz0x7a</text:p>
          </table:table-cell>
          <table:table-cell office:value-type="string">
            <text:p>RED</text:p>
          </table:table-cell>
          <table:table-cell office:value-type="string">
            <text:p>Barbaresco Montestefano</text:p>
          </table:table-cell>
          <table:table-cell office:value-type="string">
            <text:p>La Ca' Növa</text:p>
          </table:table-cell>
          <table:table-cell office:value-type="float" office:value="55.413986">
            <text:p>55.41398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"Fralù"</text:p>
          </table:table-cell>
          <table:table-cell office:value-type="string">
            <text:p>Bruno Roc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50">
            <text:p>145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w7vxrd8p226fx75z</text:p>
          </table:table-cell>
          <table:table-cell office:value-type="string">
            <text:p>RED</text:p>
          </table:table-cell>
          <table:table-cell office:value-type="string">
            <text:p>Nebbiolo Fralù</text:p>
          </table:table-cell>
          <table:table-cell office:value-type="string">
            <text:p>Bruno Rocca</text:p>
          </table:table-cell>
          <table:table-cell office:value-type="float" office:value="49.512283">
            <text:p>49.51228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La Ca’ No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5n3e2mh01y7c5wej7d</text:p>
          </table:table-cell>
          <table:table-cell office:value-type="string">
            <text:p>RED</text:p>
          </table:table-cell>
          <table:table-cell office:value-type="string">
            <text:p>Langhe Nebbiolo</text:p>
          </table:table-cell>
          <table:table-cell office:value-type="string">
            <text:p>La Ca' Növa</text:p>
          </table:table-cell>
          <table:table-cell office:value-type="float" office:value="48.204914">
            <text:p>48.20491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990">
            <text:p>990</text:p>
          </table:table-cell>
          <table:table-cell office:value-type="float" office:value="74">
            <text:p>7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1e4heq1r0qz3p7j0v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Allegrini</text:p>
          </table:table-cell>
          <table:table-cell office:value-type="float" office:value="39.903603">
            <text:p>39.90360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Zan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790">
            <text:p>7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w88zbb02v51sw6nj1p</text:p>
          </table:table-cell>
          <table:table-cell office:value-type="string">
            <text:p>RED</text:p>
          </table:table-cell>
          <table:table-cell office:value-type="string">
            <text:p>Valpolicella Superiore</text:p>
          </table:table-cell>
          <table:table-cell office:value-type="string">
            <text:p>Zanoni</text:p>
          </table:table-cell>
          <table:table-cell office:value-type="float" office:value="38.966076">
            <text:p>38.9660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illa Donoratico - Bolgheri</text:p>
          </table:table-cell>
          <table:table-cell office:value-type="string">
            <text:p>Tenuta 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2420">
            <text:p>24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s048vhn3xe8t9z8b</text:p>
          </table:table-cell>
          <table:table-cell office:value-type="string">
            <text:p>RED</text:p>
          </table:table-cell>
          <table:table-cell office:value-type="string">
            <text:p>Bolgheri Villa Donoratico</text:p>
          </table:table-cell>
          <table:table-cell office:value-type="string">
            <text:p>Tenuta Argentiera</text:p>
          </table:table-cell>
          <table:table-cell office:value-type="float" office:value="60.942055">
            <text:p>60.9420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 Volte 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1750">
            <text:p>17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7ecsm6py4s6fhjwr</text:p>
          </table:table-cell>
          <table:table-cell office:value-type="string">
            <text:p>RED</text:p>
          </table:table-cell>
          <table:table-cell office:value-type="string">
            <text:p>Le Volte</text:p>
          </table:table-cell>
          <table:table-cell office:value-type="string">
            <text:p>Ornellaia</text:p>
          </table:table-cell>
          <table:table-cell office:value-type="float" office:value="42.85775">
            <text:p>42.8577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etra 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7700">
            <text:p>7700</text:p>
          </table:table-cell>
          <table:table-cell office:value-type="float" office:value="3945">
            <text:p>394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34.28982">
            <text:p>34.2898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Hebo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160">
            <text:p>116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xrm36kfr5qb0r92w</text:p>
          </table:table-cell>
          <table:table-cell office:value-type="string">
            <text:p>RED</text:p>
          </table:table-cell>
          <table:table-cell office:value-type="string">
            <text:p>HEBO</text:p>
          </table:table-cell>
          <table:table-cell office:value-type="string">
            <text:p>Petra</text:p>
          </table:table-cell>
          <table:table-cell office:value-type="float" office:value="35.793896">
            <text:p>35.79389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a Fio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700">
            <text:p>6700</text:p>
          </table:table-cell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kj5wb0kgzygg4y9h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La Fiorita</text:p>
          </table:table-cell>
          <table:table-cell office:value-type="float" office:value="45.639465">
            <text:p>45.6394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Patrizia Cenci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100">
            <text:p>7100</text:p>
          </table:table-cell>
          <table:table-cell office:value-type="float" office:value="2600">
            <text:p>26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vbqhx452kfyg08kk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Patrizia Cencioni</text:p>
          </table:table-cell>
          <table:table-cell office:value-type="float" office:value="60.79304">
            <text:p>60.7930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Valdica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400">
            <text:p>5400</text:p>
          </table:table-cell>
          <table:table-cell office:value-type="float" office:value="2110">
            <text:p>211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8pgr4rpt2bn5jb5e2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Valdicava</text:p>
          </table:table-cell>
          <table:table-cell office:value-type="float" office:value="46.977093">
            <text:p>46.97709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ale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120">
            <text:p>1120</text:p>
          </table:table-cell>
          <table:table-cell office:value-type="float" office:value="36">
            <text:p>3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28y93b6cy3582km5s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Talenti</text:p>
          </table:table-cell>
          <table:table-cell office:value-type="float" office:value="42.01592">
            <text:p>42.0159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greco</text:p>
          </table:table-cell>
          <table:table-cell office:value-type="string">
            <text:p>Roberto Cipre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600">
            <text:p>3600</text:p>
          </table:table-cell>
          <table:table-cell office:value-type="float" office:value="910">
            <text:p>91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h1khjmds11bfzrg70s</text:p>
          </table:table-cell>
          <table:table-cell office:value-type="string">
            <text:p>RED</text:p>
          </table:table-cell>
          <table:table-cell office:value-type="string">
            <text:p>Pigreco</text:p>
          </table:table-cell>
          <table:table-cell office:value-type="string">
            <text:p>Roberto Cipresso</text:p>
          </table:table-cell>
          <table:table-cell office:value-type="float" office:value="42.84363">
            <text:p>42.8436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Greif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1010">
            <text:p>1010</text:p>
          </table:table-cell>
          <table:table-cell office:value-type="float" office:value="110">
            <text:p>1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1djer8s6d0sjekgjv</text:p>
          </table:table-cell>
          <table:table-cell office:value-type="string">
            <text:p>RED</text:p>
          </table:table-cell>
          <table:table-cell office:value-type="string">
            <text:p>Greif Lagrein</text:p>
          </table:table-cell>
          <table:table-cell office:value-type="string">
            <text:p>Kornell</text:p>
          </table:table-cell>
          <table:table-cell office:value-type="float" office:value="47.242058">
            <text:p>47.24205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3329">
            <text:p>332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1q249t3zs94fj43a852rb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float" office:value="47.479748">
            <text:p>47.47974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Putz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1050">
            <text:p>1050</text:p>
          </table:table-cell>
          <table:table-cell office:value-type="float" office:value="139">
            <text:p>13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28dhdfsg6vyc55k31tm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Putzenhof</text:p>
          </table:table-cell>
          <table:table-cell office:value-type="float" office:value="34.745853">
            <text:p>34.74585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t. Magdalener Malanders</text:p>
          </table:table-cell>
          <table:table-cell office:value-type="string">
            <text:p>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1110">
            <text:p>111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3n8r40k0037vrje2g</text:p>
          </table:table-cell>
          <table:table-cell office:value-type="string">
            <text:p>RED</text:p>
          </table:table-cell>
          <table:table-cell office:value-type="string">
            <text:p>St. Magdalener Malanders</text:p>
          </table:table-cell>
          <table:table-cell office:value-type="string">
            <text:p>Pitzner</text:p>
          </table:table-cell>
          <table:table-cell office:value-type="float" office:value="53.600243">
            <text:p>53.6002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- Bourgogne Côte d'or</text:p>
          </table:table-cell>
          <table:table-cell office:value-type="string">
            <text:p>Pierre Mor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2670">
            <text:p>26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awrrdyf1jjpxdwvmpz</text:p>
          </table:table-cell>
          <table:table-cell office:value-type="string">
            <text:p>WHITE</text:p>
          </table:table-cell>
          <table:table-cell office:value-type="string">
            <text:p>Bourgogne Cote d'Or Chardonnay</text:p>
          </table:table-cell>
          <table:table-cell office:value-type="string">
            <text:p>Pierre Morey</text:p>
          </table:table-cell>
          <table:table-cell office:value-type="float" office:value="44.421837">
            <text:p>44.42183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Etna Bianco</text:p>
          </table:table-cell>
          <table:table-cell office:value-type="string">
            <text:p>Quanti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60">
            <text:p>146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4dnexejfcjtxja4ep4</text:p>
          </table:table-cell>
          <table:table-cell office:value-type="string">
            <text:p>WHITE</text:p>
          </table:table-cell>
          <table:table-cell office:value-type="string">
            <text:p>Etna Bianco</text:p>
          </table:table-cell>
          <table:table-cell office:value-type="string">
            <text:p>Quantico</text:p>
          </table:table-cell>
          <table:table-cell office:value-type="float" office:value="47.207047">
            <text:p>47.2070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 “San Zuan”</text:p>
          </table:table-cell>
          <table:table-cell office:value-type="string">
            <text:p>Ronco del Gnem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2350">
            <text:p>23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y23z9gmb6bcteqppsx</text:p>
          </table:table-cell>
          <table:table-cell office:value-type="string">
            <text:p>WHITE</text:p>
          </table:table-cell>
          <table:table-cell office:value-type="string">
            <text:p>Friulano San Zuan</text:p>
          </table:table-cell>
          <table:table-cell office:value-type="string">
            <text:p>Ronco del Gnemiz</text:p>
          </table:table-cell>
          <table:table-cell office:value-type="float" office:value="59.734047">
            <text:p>59.73404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Flora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680">
            <text:p>168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1320vnh0dt6vd19v</text:p>
          </table:table-cell>
          <table:table-cell office:value-type="string">
            <text:p>WHITE</text:p>
          </table:table-cell>
          <table:table-cell office:value-type="string">
            <text:p>Flora Gewürztraminer</text:p>
          </table:table-cell>
          <table:table-cell office:value-type="string">
            <text:p>Girlan</text:p>
          </table:table-cell>
          <table:table-cell office:value-type="float" office:value="40.187355">
            <text:p>40.18735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homas Dorf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600">
            <text:p>16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yamv8bq6thfvdrdte4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Thomas Dorfmann</text:p>
          </table:table-cell>
          <table:table-cell office:value-type="float" office:value="44.077698">
            <text:p>44.07769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öf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6ek6qyh1x0vdg86k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öfererhof</text:p>
          </table:table-cell>
          <table:table-cell office:value-type="float" office:value="38.60428">
            <text:p>38.6042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180">
            <text:p>1180</text:p>
          </table:table-cell>
          <table:table-cell office:value-type="float" office:value="39">
            <text:p>3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5adr77cskhfgknp4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Wassererhof</text:p>
          </table:table-cell>
          <table:table-cell office:value-type="float" office:value="32.63749">
            <text:p>32.63749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 „Strahler“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150">
            <text:p>115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zcbd142pyytvym8j</text:p>
          </table:table-cell>
          <table:table-cell office:value-type="string">
            <text:p>WHITE</text:p>
          </table:table-cell>
          <table:table-cell office:value-type="string">
            <text:p>Weissburgunder Strahler</text:p>
          </table:table-cell>
          <table:table-cell office:value-type="string">
            <text:p>Stroblhof</text:p>
          </table:table-cell>
          <table:table-cell office:value-type="float" office:value="47.875862">
            <text:p>47.87586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Château Cantelauz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000">
            <text:p>50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9y4dan58wv3ps8xqvs</text:p>
          </table:table-cell>
          <table:table-cell office:value-type="string">
            <text:p>RED</text:p>
          </table:table-cell>
          <table:table-cell office:value-type="string">
            <text:p>Pomerol</text:p>
          </table:table-cell>
          <table:table-cell office:value-type="string">
            <text:p>Château Cantelauze</text:p>
          </table:table-cell>
          <table:table-cell office:value-type="float" office:value="38.876072">
            <text:p>38.87607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DOCG Extra Dry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696">
            <text:p>696</text:p>
          </table:table-cell>
          <table:table-cell office:value-type="float" office:value="156">
            <text:p>15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8xh20v8847a7pn5g</text:p>
          </table:table-cell>
          <table:table-cell office:value-type="string">
            <text:p>SPARKLING</text:p>
          </table:table-cell>
          <table:table-cell office:value-type="string">
            <text:p>Serrai Prosecco Superiore Valdobbiadene Extra Dry</text:p>
          </table:table-cell>
          <table:table-cell office:value-type="string">
            <text:p>La Tordera</text:p>
          </table:table-cell>
          <table:table-cell office:value-type="float" office:value="39.28306">
            <text:p>39.283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DOCG Extra Dry Magnum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1550">
            <text:p>15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8xh20v8847a7pn5g</text:p>
          </table:table-cell>
          <table:table-cell office:value-type="string">
            <text:p>SPARKLING</text:p>
          </table:table-cell>
          <table:table-cell office:value-type="string">
            <text:p>Serrai Prosecco Superiore Valdobbiadene Extra Dry</text:p>
          </table:table-cell>
          <table:table-cell office:value-type="string">
            <text:p>La Tordera</text:p>
          </table:table-cell>
          <table:table-cell office:value-type="float" office:value="39.28306">
            <text:p>39.283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DOCG Extra Dry  3L</text:p>
          </table:table-cell>
          <table:table-cell office:value-type="string">
            <text:p>La Torder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4995">
            <text:p>499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78xh20v8847a7pn5g</text:p>
          </table:table-cell>
          <table:table-cell office:value-type="string">
            <text:p>SPARKLING</text:p>
          </table:table-cell>
          <table:table-cell office:value-type="string">
            <text:p>Serrai Prosecco Superiore Valdobbiadene Extra Dry</text:p>
          </table:table-cell>
          <table:table-cell office:value-type="string">
            <text:p>La Tordera</text:p>
          </table:table-cell>
          <table:table-cell office:value-type="float" office:value="39.28306">
            <text:p>39.283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Lamm 12 Extra Brut - Südt. Sekt</text:p>
          </table:table-cell>
          <table:table-cell office:value-type="string">
            <text:p>Winkler Sektmanifakt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2850">
            <text:p>285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z9qxsrgr2yy1jx2tphxy26</text:p>
          </table:table-cell>
          <table:table-cell office:value-type="string">
            <text:p>SPARKLING</text:p>
          </table:table-cell>
          <table:table-cell office:value-type="string">
            <text:p>Metodo Classico Lamm N°12 Extra Brut</text:p>
          </table:table-cell>
          <table:table-cell office:value-type="string">
            <text:p>Sektmanufaktur Winkler</text:p>
          </table:table-cell>
          <table:table-cell office:value-type="float" office:value="53.430965">
            <text:p>53.4309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aderburg Pas Dosè Millesimato – Südt. Sekt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2550">
            <text:p>25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40.60592">
            <text:p>40.6059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mitissa pas dosè Riserva– Südtirol Sekt</text:p>
          </table:table-cell>
          <table:table-cell office:value-type="string">
            <text:p>Lorenz Mar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2320">
            <text:p>232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rzc2vqd5y3129f1fpq00xp</text:p>
          </table:table-cell>
          <table:table-cell office:value-type="string">
            <text:p>SPARKLING</text:p>
          </table:table-cell>
          <table:table-cell office:value-type="string">
            <text:p>Metodo Classico Comitissa Riserva Pas Dosè</text:p>
          </table:table-cell>
          <table:table-cell office:value-type="string">
            <text:p>Lorenz Martini</text:p>
          </table:table-cell>
          <table:table-cell office:value-type="float" office:value="47.107613">
            <text:p>47.1076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thesis - Brut Rosè Classico</text:p>
          </table:table-cell>
          <table:table-cell office:value-type="string">
            <text:p>Kettme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050">
            <text:p>205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44.2847">
            <text:p>44.284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KK Spumante Dosaggio Zero</text:p>
          </table:table-cell>
          <table:table-cell office:value-type="string">
            <text:p>K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r43cepfbtrkzk1xra</text:p>
          </table:table-cell>
          <table:table-cell office:value-type="string">
            <text:p>SPARKLING</text:p>
          </table:table-cell>
          <table:table-cell office:value-type="string">
            <text:p>Metodo Classico KK Dosaggio Zero</text:p>
          </table:table-cell>
          <table:table-cell office:value-type="string">
            <text:p>Kante</text:p>
          </table:table-cell>
          <table:table-cell office:value-type="float" office:value="42.3233">
            <text:p>42.323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ntris Blanc de blancs Brut nature</text:p>
          </table:table-cell>
          <table:table-cell office:value-type="string">
            <text:p>Martin Ramo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600">
            <text:p>26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e6j7zm7gxh0rj7z3fp</text:p>
          </table:table-cell>
          <table:table-cell office:value-type="string">
            <text:p>SPARKLING</text:p>
          </table:table-cell>
          <table:table-cell office:value-type="string">
            <text:p>Blanc de Blancs Brut Nature</text:p>
          </table:table-cell>
          <table:table-cell office:value-type="string">
            <text:p>Claire Martin</text:p>
          </table:table-cell>
          <table:table-cell office:value-type="float" office:value="29.973196">
            <text:p>29.97319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Zero Infinito (vino bianco frizzante fermentato in bott.)</text:p>
          </table:table-cell>
          <table:table-cell office:value-type="string">
            <text:p>Pojer &amp; Sand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410">
            <text:p>141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h952zj77yrjbcmj1b</text:p>
          </table:table-cell>
          <table:table-cell office:value-type="string">
            <text:p>SPARKLING</text:p>
          </table:table-cell>
          <table:table-cell office:value-type="string">
            <text:p>Zero Infinito Cremisi</text:p>
          </table:table-cell>
          <table:table-cell office:value-type="string">
            <text:p>Pojer e Sandri</text:p>
          </table:table-cell>
          <table:table-cell office:value-type="float" office:value="49.506813">
            <text:p>49.5068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 Doc Brut 1223 kg </text:p>
          </table:table-cell>
          <table:table-cell office:value-type="string">
            <text:p>Cantine Miche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650">
            <text:p>165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zek1r7hqb76dnv0q2a67hj</text:p>
          </table:table-cell>
          <table:table-cell office:value-type="string">
            <text:p>SPARKLING</text:p>
          </table:table-cell>
          <table:table-cell office:value-type="string">
            <text:p>Évochi Brut Rosè</text:p>
          </table:table-cell>
          <table:table-cell office:value-type="string">
            <text:p>Cantina Micheli</text:p>
          </table:table-cell>
          <table:table-cell office:value-type="float" office:value="23.891827">
            <text:p>23.89182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Cuvè Prestige</text:p>
          </table:table-cell>
          <table:table-cell office:value-type="string">
            <text:p>Ca'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3340">
            <text:p>33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tkafqr60hga5xms</text:p>
          </table:table-cell>
          <table:table-cell office:value-type="string">
            <text:p>SPARKLING</text:p>
          </table:table-cell>
          <table:table-cell office:value-type="string">
            <text:p>Franciacorta Cuvée Prestige</text:p>
          </table:table-cell>
          <table:table-cell office:value-type="string">
            <text:p>Ca' del Bosco</text:p>
          </table:table-cell>
          <table:table-cell office:value-type="float" office:value="42.252083">
            <text:p>42.2520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Satèn – Millesimato</text:p>
          </table:table-cell>
          <table:table-cell office:value-type="string">
            <text:p>Contadi Casta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090">
            <text:p>209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fqy88g9wmyjt4v9</text:p>
          </table:table-cell>
          <table:table-cell office:value-type="string">
            <text:p>SPARKLING</text:p>
          </table:table-cell>
          <table:table-cell office:value-type="string">
            <text:p>Franciacorta Satèn</text:p>
          </table:table-cell>
          <table:table-cell office:value-type="string">
            <text:p>Contadi Castaldi</text:p>
          </table:table-cell>
          <table:table-cell office:value-type="float" office:value="61.339573">
            <text:p>61.3395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Satèn – Millesimato MAG</text:p>
          </table:table-cell>
          <table:table-cell office:value-type="string">
            <text:p>Contadi Castald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400">
            <text:p>10400</text:p>
          </table:table-cell>
          <table:table-cell office:value-type="float" office:value="4160">
            <text:p>416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fqy88g9wmyjt4v9</text:p>
          </table:table-cell>
          <table:table-cell office:value-type="string">
            <text:p>SPARKLING</text:p>
          </table:table-cell>
          <table:table-cell office:value-type="string">
            <text:p>Franciacorta Satèn</text:p>
          </table:table-cell>
          <table:table-cell office:value-type="string">
            <text:p>Contadi Castaldi</text:p>
          </table:table-cell>
          <table:table-cell office:value-type="float" office:value="61.339573">
            <text:p>61.3395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errari Perlè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2990">
            <text:p>29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29.168922">
            <text:p>29.1689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errari Perlè Zero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5480">
            <text:p>548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048n1dp9m162cgxe</text:p>
          </table:table-cell>
          <table:table-cell office:value-type="string">
            <text:p>SPARKLING</text:p>
          </table:table-cell>
          <table:table-cell office:value-type="string">
            <text:p>Metodo Classico Perlé Zero</text:p>
          </table:table-cell>
          <table:table-cell office:value-type="string">
            <text:p>Ferrari</text:p>
          </table:table-cell>
          <table:table-cell office:value-type="float" office:value="33.47814">
            <text:p>33.4781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nc De Blancs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900">
            <text:p>16900</text:p>
          </table:table-cell>
          <table:table-cell office:value-type="float" office:value="8490">
            <text:p>849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Ruinart</text:p>
          </table:table-cell>
          <table:table-cell office:value-type="float" office:value="39.958862">
            <text:p>39.9588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lanc De Blancs - MAG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2000">
            <text:p>32000</text:p>
          </table:table-cell>
          <table:table-cell office:value-type="float" office:value="20500">
            <text:p>20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Ruinart</text:p>
          </table:table-cell>
          <table:table-cell office:value-type="float" office:value="39.958862">
            <text:p>39.9588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Brut</text:p>
          </table:table-cell>
          <table:table-cell office:value-type="string">
            <text:p>Beaum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1995">
            <text:p>1995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95dk3d5x2y2nrcscd</text:p>
          </table:table-cell>
          <table:table-cell office:value-type="string">
            <text:p>SPARKLING</text:p>
          </table:table-cell>
          <table:table-cell office:value-type="string">
            <text:p>Cuvée Brut Champagne</text:p>
          </table:table-cell>
          <table:table-cell office:value-type="string">
            <text:p>Beaumet</text:p>
          </table:table-cell>
          <table:table-cell office:value-type="float" office:value="32.19519">
            <text:p>32.1951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a Contessa - biody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290">
            <text:p>1290</text:p>
          </table:table-cell>
          <table:table-cell office:value-type="float" office:value="72">
            <text:p>7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fvrsnpar2gwvcgj4b8e1z0d</text:p>
          </table:table-cell>
          <table:table-cell office:value-type="string">
            <text:p>WHITE</text:p>
          </table:table-cell>
          <table:table-cell office:value-type="string">
            <text:p>la Contessa</text:p>
          </table:table-cell>
          <table:table-cell office:value-type="string">
            <text:p>Manincor</text:p>
          </table:table-cell>
          <table:table-cell office:value-type="float" office:value="41.707565">
            <text:p>41.7075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eserve della Contessa  MAG - biody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800">
            <text:p>7800</text:p>
          </table:table-cell>
          <table:table-cell office:value-type="float" office:value="2780">
            <text:p>278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9grydaffac4m90n</text:p>
          </table:table-cell>
          <table:table-cell office:value-type="string">
            <text:p>WHITE</text:p>
          </table:table-cell>
          <table:table-cell office:value-type="string">
            <text:p>Réserve della Contessa</text:p>
          </table:table-cell>
          <table:table-cell office:value-type="string">
            <text:p>Manincor</text:p>
          </table:table-cell>
          <table:table-cell office:value-type="float" office:value="45.44114">
            <text:p>45.441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nna Cru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400">
            <text:p>5400</text:p>
          </table:table-cell>
          <table:table-cell office:value-type="float" office:value="2140">
            <text:p>214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5677">
            <text:p>38.9356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nn Cru MAG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800">
            <text:p>10800</text:p>
          </table:table-cell>
          <table:table-cell office:value-type="float" office:value="4420">
            <text:p>44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6.9118">
            <text:p>36.91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Nova Domus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3110">
            <text:p>31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083183">
            <text:p>42.0831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Nova Domus MA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400">
            <text:p>14400</text:p>
          </table:table-cell>
          <table:table-cell office:value-type="float" office:value="6580">
            <text:p>65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42.083183">
            <text:p>42.0831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300">
            <text:p>5300</text:p>
          </table:table-cell>
          <table:table-cell office:value-type="float" office:value="2080">
            <text:p>208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toan MAG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0600">
            <text:p>10600</text:p>
          </table:table-cell>
          <table:table-cell office:value-type="float" office:value="4480">
            <text:p>44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toan 3L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3">
            <text:p>2023</text:p>
          </table:table-cell>
          <table:table-cell office:value-type="float" office:value="21200">
            <text:p>21200</text:p>
          </table:table-cell>
          <table:table-cell office:value-type="float" office:value="9990">
            <text:p>99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213">
            <text:p>31.8212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eyond the clouds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5900">
            <text:p>5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x7xf11p195ys5yks</text:p>
          </table:table-cell>
          <table:table-cell office:value-type="string">
            <text:p>WHITE</text:p>
          </table:table-cell>
          <table:table-cell office:value-type="string">
            <text:p>Grande Cuvée Beyond the Clouds</text:p>
          </table:table-cell>
          <table:table-cell office:value-type="string">
            <text:p>Elena Walch</text:p>
          </table:table-cell>
          <table:table-cell office:value-type="float" office:value="53.125427">
            <text:p>53.1254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ulsar Blanc – Natural wine in Anfora</text:p>
          </table:table-cell>
          <table:table-cell office:value-type="string">
            <text:p>Roberto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900">
            <text:p>6900</text:p>
          </table:table-cell>
          <table:table-cell office:value-type="float" office:value="3329">
            <text:p>332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e2yfda4fwpe5zvjgr</text:p>
          </table:table-cell>
          <table:table-cell office:value-type="string">
            <text:p>WHITE</text:p>
          </table:table-cell>
          <table:table-cell office:value-type="string">
            <text:p>Pulsar Sauvignon Blanc</text:p>
          </table:table-cell>
          <table:table-cell office:value-type="string">
            <text:p>Roberto Ferrari</text:p>
          </table:table-cell>
          <table:table-cell office:value-type="float" office:value="42.657257">
            <text:p>42.6572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Abendrot – Natural wine   Wein.Werk</text:p>
          </table:table-cell>
          <table:table-cell office:value-type="string">
            <text:p>Thomas Niedermay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200">
            <text:p>6200</text:p>
          </table:table-cell>
          <table:table-cell office:value-type="float" office:value="2600">
            <text:p>2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ttjv54bh22bbxbm0wy</text:p>
          </table:table-cell>
          <table:table-cell office:value-type="string">
            <text:p>WHITE</text:p>
          </table:table-cell>
          <table:table-cell office:value-type="string">
            <text:p>T.N. 06 Abendrot</text:p>
          </table:table-cell>
          <table:table-cell office:value-type="string">
            <text:p>Thomas Niedermayr - Hof Gandberg</text:p>
          </table:table-cell>
          <table:table-cell office:value-type="float" office:value="34.304916">
            <text:p>34.3049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Cardellino MA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800">
            <text:p>7800</text:p>
          </table:table-cell>
          <table:table-cell office:value-type="float" office:value="3354">
            <text:p>3354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256454">
            <text:p>54.2564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„Löwengang“ - biodyn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650">
            <text:p>46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kbv4h2ygebwkm1hn</text:p>
          </table:table-cell>
          <table:table-cell office:value-type="string">
            <text:p>WHITE</text:p>
          </table:table-cell>
          <table:table-cell office:value-type="string">
            <text:p>Chardonnay Löwengang Bio</text:p>
          </table:table-cell>
          <table:table-cell office:value-type="string">
            <text:p>Alois Lageder</text:p>
          </table:table-cell>
          <table:table-cell office:value-type="float" office:value="51.35976">
            <text:p>51.359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„La Foa“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039">
            <text:p>203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7m9wgzbasn8qbmg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Kellerei Schreckbichl / Cantina Colterenzio</text:p>
          </table:table-cell>
          <table:table-cell office:value-type="float" office:value="17.564243">
            <text:p>17.5642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„La Foa“ Mag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480">
            <text:p>448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t7m9wgzbasn8qbmg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Kellerei Schreckbichl / Cantina Colterenzio</text:p>
          </table:table-cell>
          <table:table-cell office:value-type="float" office:value="17.564243">
            <text:p>17.5642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St.Valentin</text:p>
          </table:table-cell>
          <table:table-cell office:value-type="string">
            <text:p>St.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46.26458">
            <text:p>46.264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erlaner Weissburgunder Ber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580">
            <text:p>158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brtfmc7f9fe7zqrx</text:p>
          </table:table-cell>
          <table:table-cell office:value-type="string">
            <text:p>WHITE</text:p>
          </table:table-cell>
          <table:table-cell office:value-type="string">
            <text:p>Weissburgunder Berg</text:p>
          </table:table-cell>
          <table:table-cell office:value-type="string">
            <text:p>Ignaz Niedrist</text:p>
          </table:table-cell>
          <table:table-cell office:value-type="float" office:value="37.310356">
            <text:p>37.3103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„Schulthauser“</text:p>
          </table:table-cell>
          <table:table-cell office:value-type="string">
            <text:p>St.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050">
            <text:p>105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qhvbre4ann8ryaw6c</text:p>
          </table:table-cell>
          <table:table-cell office:value-type="string">
            <text:p>WHITE</text:p>
          </table:table-cell>
          <table:table-cell office:value-type="string">
            <text:p>Pinot Bianco Schulthauser</text:p>
          </table:table-cell>
          <table:table-cell office:value-type="string">
            <text:p>St. Michael-Eppan</text:p>
          </table:table-cell>
          <table:table-cell office:value-type="float" office:value="48.85813">
            <text:p>48.858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Doc </text:p>
          </table:table-cell>
          <table:table-cell office:value-type="string">
            <text:p>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950">
            <text:p>950</text:p>
          </table:table-cell>
          <table:table-cell office:value-type="float" office:value="29">
            <text:p>2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8ay6da9fr1pfedb7</text:p>
          </table:table-cell>
          <table:table-cell office:value-type="string">
            <text:p>WHITE</text:p>
          </table:table-cell>
          <table:table-cell office:value-type="string">
            <text:p>Amperg Weissburgunder</text:p>
          </table:table-cell>
          <table:table-cell office:value-type="string">
            <text:p>Klaus Lentsch</text:p>
          </table:table-cell>
          <table:table-cell office:value-type="float" office:value="41.428802">
            <text:p>41.4288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40">
            <text:p>134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rgreid</text:p>
          </table:table-cell>
          <table:table-cell office:value-type="float" office:value="57.378407">
            <text:p>57.3784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Porphyr &amp; Kalk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610">
            <text:p>161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jgdxnm7093gd422q</text:p>
          </table:table-cell>
          <table:table-cell office:value-type="string">
            <text:p>WHITE</text:p>
          </table:table-cell>
          <table:table-cell office:value-type="string">
            <text:p>Sauvignon Blanc Porphyr &amp; Kalk</text:p>
          </table:table-cell>
          <table:table-cell office:value-type="string">
            <text:p>Ignaz Niedrist</text:p>
          </table:table-cell>
          <table:table-cell office:value-type="float" office:value="42.760353">
            <text:p>42.7603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Lafò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039">
            <text:p>203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Kellerei Schreckbichl / Cantina Colterenzio</text:p>
          </table:table-cell>
          <table:table-cell office:value-type="float" office:value="28.488186">
            <text:p>28.4881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Lafòa – MAG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0400">
            <text:p>10400</text:p>
          </table:table-cell>
          <table:table-cell office:value-type="float" office:value="4480">
            <text:p>44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Kellerei Schreckbichl / Cantina Colterenzio</text:p>
          </table:table-cell>
          <table:table-cell office:value-type="float" office:value="28.488186">
            <text:p>28.4881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3729">
            <text:p>372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9.90149">
            <text:p>39.901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Quarz – MA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5600">
            <text:p>15600</text:p>
          </table:table-cell>
          <table:table-cell office:value-type="float" office:value="7830">
            <text:p>783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9.90149">
            <text:p>39.901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TWC (The Wine Collection)</text:p>
          </table:table-cell>
          <table:table-cell office:value-type="string">
            <text:p>St. 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100">
            <text:p>14100</text:p>
          </table:table-cell>
          <table:table-cell office:value-type="float" office:value="8109">
            <text:p>8109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hjp0ptj1mn4wbnh0</text:p>
          </table:table-cell>
          <table:table-cell office:value-type="string">
            <text:p>WHITE</text:p>
          </table:table-cell>
          <table:table-cell office:value-type="string">
            <text:p>Sauvignon The Wine Collection</text:p>
          </table:table-cell>
          <table:table-cell office:value-type="string">
            <text:p>St. Michael-Eppan</text:p>
          </table:table-cell>
          <table:table-cell office:value-type="float" office:value="52.14436">
            <text:p>52.144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DOC</text:p>
          </table:table-cell>
          <table:table-cell office:value-type="string">
            <text:p>Bergkellerei Passe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2170">
            <text:p>217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94wtv4j9mbxqj46g1mf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Bergkellerei Passeier</text:p>
          </table:table-cell>
          <table:table-cell office:value-type="float" office:value="51.904186">
            <text:p>51.9041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– MAG</text:p>
          </table:table-cell>
          <table:table-cell office:value-type="string">
            <text:p>Köfer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200">
            <text:p>7200</text:p>
          </table:table-cell>
          <table:table-cell office:value-type="float" office:value="3360">
            <text:p>336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436ek6qyh1x0vdg86k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öfererhof</text:p>
          </table:table-cell>
          <table:table-cell office:value-type="float" office:value="38.60428">
            <text:p>38.604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  wein.werk</text:p>
          </table:table-cell>
          <table:table-cell office:value-type="string">
            <text:p>Griesser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270">
            <text:p>127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42mc2ckpnjnwm92mrq</text:p>
          </table:table-cell>
          <table:table-cell office:value-type="string">
            <text:p>DESSERT</text:p>
          </table:table-cell>
          <table:table-cell office:value-type="string">
            <text:p>Wein Sucht Name! Trocken</text:p>
          </table:table-cell>
          <table:table-cell office:value-type="string">
            <text:p>Brühler Hof</text:p>
          </table:table-cell>
          <table:table-cell office:value-type="float" office:value="20.104424">
            <text:p>20.1044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MAG   wein.werk</text:p>
          </table:table-cell>
          <table:table-cell office:value-type="string">
            <text:p>Griesser 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3">
            <text:p>2023</text:p>
          </table:table-cell>
          <table:table-cell office:value-type="float" office:value="7600">
            <text:p>7600</text:p>
          </table:table-cell>
          <table:table-cell office:value-type="float" office:value="3670">
            <text:p>367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42mc2ckpnjnwm92mrq</text:p>
          </table:table-cell>
          <table:table-cell office:value-type="string">
            <text:p>DESSERT</text:p>
          </table:table-cell>
          <table:table-cell office:value-type="string">
            <text:p>Wein Sucht Name! Trocken</text:p>
          </table:table-cell>
          <table:table-cell office:value-type="string">
            <text:p>Brühler Hof</text:p>
          </table:table-cell>
          <table:table-cell office:value-type="float" office:value="20.104424">
            <text:p>20.1044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Kontour - Natural wine</text:p>
          </table:table-cell>
          <table:table-cell office:value-type="string">
            <text:p>Rie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000">
            <text:p>6000</text:p>
          </table:table-cell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px5yyx58k47se3wet</text:p>
          </table:table-cell>
          <table:table-cell office:value-type="string">
            <text:p>WHITE</text:p>
          </table:table-cell>
          <table:table-cell office:value-type="string">
            <text:p>Kerner Kontur Bio</text:p>
          </table:table-cell>
          <table:table-cell office:value-type="string">
            <text:p>Rielinger</text:p>
          </table:table-cell>
          <table:table-cell office:value-type="float" office:value="44.912045">
            <text:p>44.9120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1620">
            <text:p>162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6635">
            <text:p>33.66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520">
            <text:p>152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3.150566">
            <text:p>33.1505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2230">
            <text:p>223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xy7znx9ckcz7p9vn</text:p>
          </table:table-cell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0.155577">
            <text:p>30.1555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Campan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1130">
            <text:p>113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dqz08t30v9h7213x</text:p>
          </table:table-cell>
          <table:table-cell office:value-type="string">
            <text:p>WHITE</text:p>
          </table:table-cell>
          <table:table-cell office:value-type="string">
            <text:p>Gewürztraminer Campaner</text:p>
          </table:table-cell>
          <table:table-cell office:value-type="string">
            <text:p>Kellerei Kaltern</text:p>
          </table:table-cell>
          <table:table-cell office:value-type="float" office:value="33.049526">
            <text:p>33.0495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“Am Sand” - biodyn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730">
            <text:p>173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q68dk5596455bga6</text:p>
          </table:table-cell>
          <table:table-cell office:value-type="string">
            <text:p>WHITE</text:p>
          </table:table-cell>
          <table:table-cell office:value-type="string">
            <text:p>Gewürztraminer Am Sand</text:p>
          </table:table-cell>
          <table:table-cell office:value-type="string">
            <text:p>Alois Lageder</text:p>
          </table:table-cell>
          <table:table-cell office:value-type="float" office:value="55.383003">
            <text:p>55.3830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2210">
            <text:p>221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34.3513">
            <text:p>34.35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- Selezion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1045">
            <text:p>1045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mz17rr3jndp6gf5</text:p>
          </table:table-cell>
          <table:table-cell office:value-type="string">
            <text:p>WHITE</text:p>
          </table:table-cell>
          <table:table-cell office:value-type="string">
            <text:p>Chardonnay (Selezione)</text:p>
          </table:table-cell>
          <table:table-cell office:value-type="string">
            <text:p>Elena Walch</text:p>
          </table:table-cell>
          <table:table-cell office:value-type="float" office:value="46.41931">
            <text:p>46.419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tovska – Natural wine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700">
            <text:p>57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s79cmyjcmq5k4bwm</text:p>
          </table:table-cell>
          <table:table-cell office:value-type="string">
            <text:p>WHITE</text:p>
          </table:table-cell>
          <table:table-cell office:value-type="string">
            <text:p>Vitovska</text:p>
          </table:table-cell>
          <table:table-cell office:value-type="string">
            <text:p>Zidarich</text:p>
          </table:table-cell>
          <table:table-cell office:value-type="float" office:value="42.504448">
            <text:p>42.5044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tovska Kamen – Natural wine in Pietra</text:p>
          </table:table-cell>
          <table:table-cell office:value-type="string">
            <text:p>Zidari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500">
            <text:p>7500</text:p>
          </table:table-cell>
          <table:table-cell office:value-type="float" office:value="4650">
            <text:p>46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5w0c2eem5t6ga8jtp</text:p>
          </table:table-cell>
          <table:table-cell office:value-type="string">
            <text:p>WHITE</text:p>
          </table:table-cell>
          <table:table-cell office:value-type="string">
            <text:p>Vitovska Kamen</text:p>
          </table:table-cell>
          <table:table-cell office:value-type="string">
            <text:p>Zidarich</text:p>
          </table:table-cell>
          <table:table-cell office:value-type="float" office:value="53.71058">
            <text:p>53.7105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 “Damijan”</text:p>
          </table:table-cell>
          <table:table-cell office:value-type="string">
            <text:p>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900">
            <text:p>5900</text:p>
          </table:table-cell>
          <table:table-cell office:value-type="float" office:value="2300">
            <text:p>23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2bp6qaq79nwsma194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Damijan Podversic</text:p>
          </table:table-cell>
          <table:table-cell office:value-type="float" office:value="56.424377">
            <text:p>56.4243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 Collio DOC - Natural wine</text:p>
          </table:table-cell>
          <table:table-cell office:value-type="string">
            <text:p>La Castella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900">
            <text:p>4900</text:p>
          </table:table-cell>
          <table:table-cell office:value-type="float" office:value="2080">
            <text:p>208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7cq30eb9nwmtzcyp2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La Castellada</text:p>
          </table:table-cell>
          <table:table-cell office:value-type="float" office:value="45.197945">
            <text:p>45.1979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- Fuoripista - Natural vine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2450">
            <text:p>24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a96bwk4ndvb716sr</text:p>
          </table:table-cell>
          <table:table-cell office:value-type="string">
            <text:p>WHITE</text:p>
          </table:table-cell>
          <table:table-cell office:value-type="string">
            <text:p>Pinot Grigio Fuoripista</text:p>
          </table:table-cell>
          <table:table-cell office:value-type="string">
            <text:p>Foradori</text:p>
          </table:table-cell>
          <table:table-cell office:value-type="float" office:value="48.347534">
            <text:p>48.3475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990">
            <text:p>99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float" office:value="34.226982">
            <text:p>34.2269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rebbiano d'Abruzzo - Anfora</text:p>
          </table:table-cell>
          <table:table-cell office:value-type="string">
            <text:p>Az.Agr.Ci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660">
            <text:p>166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s6g36hac3gprvyz9a</text:p>
          </table:table-cell>
          <table:table-cell office:value-type="string">
            <text:p>WHITE</text:p>
          </table:table-cell>
          <table:table-cell office:value-type="string">
            <text:p>Trebbiano d'Abruzzo 'Anfora'</text:p>
          </table:table-cell>
          <table:table-cell office:value-type="string">
            <text:p>Cirelli</text:p>
          </table:table-cell>
          <table:table-cell office:value-type="float" office:value="49.20475">
            <text:p>49.204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eco di Tufo</text:p>
          </table:table-cell>
          <table:table-cell office:value-type="string">
            <text:p>Di Me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290">
            <text:p>129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j9rwphgtkynqcfbr7</text:p>
          </table:table-cell>
          <table:table-cell office:value-type="string">
            <text:p>WHITE</text:p>
          </table:table-cell>
          <table:table-cell office:value-type="string">
            <text:p>Greco di Tufo</text:p>
          </table:table-cell>
          <table:table-cell office:value-type="string">
            <text:p>Azienda Agricola di Meo</text:p>
          </table:table-cell>
          <table:table-cell office:value-type="float" office:value="34.944954">
            <text:p>34.9449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illo Sicilia doc bio</text:p>
          </table:table-cell>
          <table:table-cell office:value-type="string">
            <text:p>Tenuta Bastona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100">
            <text:p>3100</text:p>
          </table:table-cell>
          <table:table-cell office:value-type="float" office:value="890">
            <text:p>89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tp1p916s5ne3n99yrf</text:p>
          </table:table-cell>
          <table:table-cell office:value-type="string">
            <text:p>WHITE</text:p>
          </table:table-cell>
          <table:table-cell office:value-type="string">
            <text:p>Grillo</text:p>
          </table:table-cell>
          <table:table-cell office:value-type="string">
            <text:p>Tenuta Bastonaca</text:p>
          </table:table-cell>
          <table:table-cell office:value-type="float" office:value="44.95283">
            <text:p>44.952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üner Veltliner Terrassen Federsp.</text:p>
          </table:table-cell>
          <table:table-cell office:value-type="string">
            <text:p>Piewal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090">
            <text:p>109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91k83rmm201wba605</text:p>
          </table:table-cell>
          <table:table-cell office:value-type="string">
            <text:p>WHITE</text:p>
          </table:table-cell>
          <table:table-cell office:value-type="string">
            <text:p>Terrassen Grüner Veltliner</text:p>
          </table:table-cell>
          <table:table-cell office:value-type="string">
            <text:p>Weingut Piewald</text:p>
          </table:table-cell>
          <table:table-cell office:value-type="float" office:value="40.786682">
            <text:p>40.7866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üner Veltliner Smaragd - Kolmütz</text:p>
          </table:table-cell>
          <table:table-cell office:value-type="string">
            <text:p>R.Pich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400">
            <text:p>8400</text:p>
          </table:table-cell>
          <table:table-cell office:value-type="float" office:value="3515">
            <text:p>3515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dc1wxsqw0mrea1wme</text:p>
          </table:table-cell>
          <table:table-cell office:value-type="string">
            <text:p>WHITE</text:p>
          </table:table-cell>
          <table:table-cell office:value-type="string">
            <text:p>Ried Kollmütz Grüner Veltliner Smaragd</text:p>
          </table:table-cell>
          <table:table-cell office:value-type="string">
            <text:p>Rudi Pichler</text:p>
          </table:table-cell>
          <table:table-cell office:value-type="float" office:value="39.705395">
            <text:p>39.7053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Pfaffenberg Undhof</text:p>
          </table:table-cell>
          <table:table-cell office:value-type="string">
            <text:p>Erich Salo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900">
            <text:p>7900</text:p>
          </table:table-cell>
          <table:table-cell office:value-type="float" office:value="2805">
            <text:p>280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y8pz3p67sz50r3wqys</text:p>
          </table:table-cell>
          <table:table-cell office:value-type="string">
            <text:p>DESSERT</text:p>
          </table:table-cell>
          <table:table-cell office:value-type="string">
            <text:p>Riesling Undhof Auslese</text:p>
          </table:table-cell>
          <table:table-cell office:value-type="string">
            <text:p>Salomon Undhof</text:p>
          </table:table-cell>
          <table:table-cell office:value-type="float" office:value="35.13671">
            <text:p>35.1367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Smaragd – Loibenberg</text:p>
          </table:table-cell>
          <table:table-cell office:value-type="string">
            <text:p>Kno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200">
            <text:p>7200</text:p>
          </table:table-cell>
          <table:table-cell office:value-type="float" office:value="3890">
            <text:p>389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f4989k8ry1r5hfwcg</text:p>
          </table:table-cell>
          <table:table-cell office:value-type="string">
            <text:p>WHITE</text:p>
          </table:table-cell>
          <table:table-cell office:value-type="string">
            <text:p>Riesling Smaragd Loibner Ried Loibenberg</text:p>
          </table:table-cell>
          <table:table-cell office:value-type="string">
            <text:p>Weingut Knoll</text:p>
          </table:table-cell>
          <table:table-cell office:value-type="float" office:value="34.8426">
            <text:p>34.84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Mosel</text:p>
          </table:table-cell>
          <table:table-cell office:value-type="string">
            <text:p>Schloss Lies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1150">
            <text:p>1150</text:p>
          </table:table-cell>
          <table:table-cell office:value-type="float" office:value="65">
            <text:p>6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5862qnjxsrc5jdx2h7f</text:p>
          </table:table-cell>
          <table:table-cell office:value-type="string">
            <text:p>DESSERT</text:p>
          </table:table-cell>
          <table:table-cell office:value-type="string">
            <text:p>Riesling Beerenauslese</text:p>
          </table:table-cell>
          <table:table-cell office:value-type="string">
            <text:p>Schloss Lieser</text:p>
          </table:table-cell>
          <table:table-cell office:value-type="float" office:value="37.554157">
            <text:p>37.55415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Doosberg GG</text:p>
          </table:table-cell>
          <table:table-cell office:value-type="string">
            <text:p>Jakob Küh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1400">
            <text:p>11400</text:p>
          </table:table-cell>
          <table:table-cell office:value-type="float" office:value="5600">
            <text:p>5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gh56k5d6nb8j3crmw</text:p>
          </table:table-cell>
          <table:table-cell office:value-type="string">
            <text:p>WHITE</text:p>
          </table:table-cell>
          <table:table-cell office:value-type="string">
            <text:p>Riesling Trocken Doosberg GG</text:p>
          </table:table-cell>
          <table:table-cell office:value-type="string">
            <text:p>Peter Jakob Kühn</text:p>
          </table:table-cell>
          <table:table-cell office:value-type="float" office:value="44.879044">
            <text:p>44.8790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Ruppertsberger Hoheburg P.C.</text:p>
          </table:table-cell>
          <table:table-cell office:value-type="string">
            <text:p>Burklin-Wol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400">
            <text:p>7400</text:p>
          </table:table-cell>
          <table:table-cell office:value-type="float" office:value="3115">
            <text:p>3115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f2e8b0vn1dcvxv93bx</text:p>
          </table:table-cell>
          <table:table-cell office:value-type="string">
            <text:p>WHITE</text:p>
          </table:table-cell>
          <table:table-cell office:value-type="string">
            <text:p>Ruppertsberger Hoheburg Riesling Spätlese</text:p>
          </table:table-cell>
          <table:table-cell office:value-type="string">
            <text:p>Dr. Bürklin-Wolf</text:p>
          </table:table-cell>
          <table:table-cell office:value-type="float" office:value="48.677933">
            <text:p>48.6779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almuth Silvaner </text:p>
          </table:table-cell>
          <table:table-cell office:value-type="string">
            <text:p>Fürst Löw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6aveb6dvryxjaxrcgr</text:p>
          </table:table-cell>
          <table:table-cell office:value-type="string">
            <text:p>WHITE</text:p>
          </table:table-cell>
          <table:table-cell office:value-type="string">
            <text:p>Asphodill Kallmuth GG Silvaner</text:p>
          </table:table-cell>
          <table:table-cell office:value-type="string">
            <text:p>Fürst Löwenstein</text:p>
          </table:table-cell>
          <table:table-cell office:value-type="float" office:value="48.310837">
            <text:p>48.3108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blis Vielles Vignes (Chardonnay)</text:p>
          </table:table-cell>
          <table:table-cell office:value-type="string">
            <text:p>Thierry Laff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100">
            <text:p>610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9642g3g8yfknp1433c</text:p>
          </table:table-cell>
          <table:table-cell office:value-type="string">
            <text:p>WHITE</text:p>
          </table:table-cell>
          <table:table-cell office:value-type="string">
            <text:p>Vieille Vigne Chablis</text:p>
          </table:table-cell>
          <table:table-cell office:value-type="string">
            <text:p>Thierry Laffay</text:p>
          </table:table-cell>
          <table:table-cell office:value-type="float" office:value="51.46627">
            <text:p>51.466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ermess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7600">
            <text:p>7600</text:p>
          </table:table-cell>
          <table:table-cell office:value-type="float" office:value="3385">
            <text:p>338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0.26331">
            <text:p>50.263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ermesse – MAG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5200">
            <text:p>15200</text:p>
          </table:table-cell>
          <table:table-cell office:value-type="float" office:value="6800">
            <text:p>68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0.26331">
            <text:p>50.263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ornelius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400">
            <text:p>5400</text:p>
          </table:table-cell>
          <table:table-cell office:value-type="float" office:value="2120">
            <text:p>212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Kellerei Schreckbichl / Cantina Colterenzio</text:p>
          </table:table-cell>
          <table:table-cell office:value-type="float" office:value="25.878302">
            <text:p>25.8783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ornelius – MAG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800">
            <text:p>10800</text:p>
          </table:table-cell>
          <table:table-cell office:value-type="float" office:value="4640">
            <text:p>464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15f2c5qcq2vefngn</text:p>
          </table:table-cell>
          <table:table-cell office:value-type="string">
            <text:p>RED</text:p>
          </table:table-cell>
          <table:table-cell office:value-type="string">
            <text:p>Merlot-Cabernet Cornelius</text:p>
          </table:table-cell>
          <table:table-cell office:value-type="string">
            <text:p>Kellerei Schreckbichl / Cantina Colterenzio</text:p>
          </table:table-cell>
          <table:table-cell office:value-type="float" office:value="25.878302">
            <text:p>25.8783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Schull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500">
            <text:p>8500</text:p>
          </table:table-cell>
          <table:table-cell office:value-type="float" office:value="3990">
            <text:p>39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40.448868">
            <text:p>40.4488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cus - MAG</text:p>
          </table:table-cell>
          <table:table-cell office:value-type="string">
            <text:p>Schulli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000">
            <text:p>17000</text:p>
          </table:table-cell>
          <table:table-cell office:value-type="float" office:value="8210">
            <text:p>821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2220hd653cma24yr76zfbpy</text:p>
          </table:table-cell>
          <table:table-cell office:value-type="string">
            <text:p>RED</text:p>
          </table:table-cell>
          <table:table-cell office:value-type="string">
            <text:p>Lacus</text:p>
          </table:table-cell>
          <table:table-cell office:value-type="string">
            <text:p>Weingut Walter Schullian</text:p>
          </table:table-cell>
          <table:table-cell office:value-type="float" office:value="40.448868">
            <text:p>40.4488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30">
            <text:p>183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3.355766">
            <text:p>33.3557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ma – MAG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600">
            <text:p>9600</text:p>
          </table:table-cell>
          <table:table-cell office:value-type="float" office:value="3950">
            <text:p>39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3.355766">
            <text:p>33.3557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T Mitterberg "Luis"      Wein.Werk</text:p>
          </table:table-cell>
          <table:table-cell office:value-type="string">
            <text:p>Luis Oberrau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1789">
            <text:p>1789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grdv6gpg0hdrgpxf6s</text:p>
          </table:table-cell>
          <table:table-cell office:value-type="string">
            <text:p>RED</text:p>
          </table:table-cell>
          <table:table-cell office:value-type="string">
            <text:p>Rot Bio</text:p>
          </table:table-cell>
          <table:table-cell office:value-type="string">
            <text:p>Weinmanufaktur Luis Oberrauch</text:p>
          </table:table-cell>
          <table:table-cell office:value-type="float" office:value="38.402126">
            <text:p>38.4021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448 slm Rosso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600">
            <text:p>2600</text:p>
          </table:table-cell>
          <table:table-cell office:value-type="float" office:value="595">
            <text:p>595</text:p>
          </table:table-cell>
          <table:table-cell office:value-type="float" office:value="106">
            <text:p>10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27smcawnqwrk18kq</text:p>
          </table:table-cell>
          <table:table-cell office:value-type="string">
            <text:p>RED</text:p>
          </table:table-cell>
          <table:table-cell office:value-type="string">
            <text:p>448 s.l.m. Rosso</text:p>
          </table:table-cell>
          <table:table-cell office:value-type="string">
            <text:p>Girlan</text:p>
          </table:table-cell>
          <table:table-cell office:value-type="float" office:value="36.828712">
            <text:p>36.8287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Gschleier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46.140152">
            <text:p>46.1401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alterersee Erbe und Auftrag</text:p>
          </table:table-cell>
          <table:table-cell office:value-type="string">
            <text:p>Andi Sölw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700">
            <text:p>5700</text:p>
          </table:table-cell>
          <table:table-cell office:value-type="float" office:value="2290">
            <text:p>229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ncxnpkv6z1cs14thx</text:p>
          </table:table-cell>
          <table:table-cell office:value-type="string">
            <text:p>RED</text:p>
          </table:table-cell>
          <table:table-cell office:value-type="string">
            <text:p>Erbe &amp; Auftrag Kalterersee</text:p>
          </table:table-cell>
          <table:table-cell office:value-type="string">
            <text:p>Weingut Andi Sölva</text:p>
          </table:table-cell>
          <table:table-cell office:value-type="float" office:value="54.893227">
            <text:p>54.8932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irus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2690">
            <text:p>269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gm1swgjh18fwv8stj</text:p>
          </table:table-cell>
          <table:table-cell office:value-type="string">
            <text:p>RED</text:p>
          </table:table-cell>
          <table:table-cell office:value-type="string">
            <text:p>Vernatsch Mirus</text:p>
          </table:table-cell>
          <table:table-cell office:value-type="string">
            <text:p>Kandlerhof</text:p>
          </table:table-cell>
          <table:table-cell office:value-type="float" office:value="41.419624">
            <text:p>41.4196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- Huck am Bach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860">
            <text:p>860</text:p>
          </table:table-cell>
          <table:table-cell office:value-type="float" office:value="84">
            <text:p>8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bg42htkesv22mqmy</text:p>
          </table:table-cell>
          <table:table-cell office:value-type="string">
            <text:p>RED</text:p>
          </table:table-cell>
          <table:table-cell office:value-type="string">
            <text:p>St. Magdalener Classico Huck am Bach</text:p>
          </table:table-cell>
          <table:table-cell office:value-type="string">
            <text:p>Kellerei Bozen / Cantina Bolzano</text:p>
          </table:table-cell>
          <table:table-cell office:value-type="float" office:value="53.826656">
            <text:p>53.8266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. Sauvig. Ris. “kunst.stück” 1,5 l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3600">
            <text:p>13600</text:p>
          </table:table-cell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n4bsypkqs0cvt08et</text:p>
          </table:table-cell>
          <table:table-cell office:value-type="string">
            <text:p>RED</text:p>
          </table:table-cell>
          <table:table-cell office:value-type="string">
            <text:p>Merlot Riserva Kunst.Stück</text:p>
          </table:table-cell>
          <table:table-cell office:value-type="string">
            <text:p>Kellerei Kaltern</text:p>
          </table:table-cell>
          <table:table-cell office:value-type="float" office:value="36.889828">
            <text:p>36.8898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. Staves</text:p>
          </table:table-cell>
          <table:table-cell office:value-type="string">
            <text:p>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200">
            <text:p>5200</text:p>
          </table:table-cell>
          <table:table-cell office:value-type="float" office:value="1970">
            <text:p>19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4kvvj52rschzzz1an</text:p>
          </table:table-cell>
          <table:table-cell office:value-type="string">
            <text:p>RED</text:p>
          </table:table-cell>
          <table:table-cell office:value-type="string">
            <text:p>Staves Merlot</text:p>
          </table:table-cell>
          <table:table-cell office:value-type="string">
            <text:p>Kornell</text:p>
          </table:table-cell>
          <table:table-cell office:value-type="float" office:value="32.54877">
            <text:p>32.548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. Ris. Campan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1150">
            <text:p>115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28.474781">
            <text:p>28.4747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. Ris. Campaner 1,5 l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7400">
            <text:p>7400</text:p>
          </table:table-cell>
          <table:table-cell office:value-type="float" office:value="2910">
            <text:p>29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28.474781">
            <text:p>28.4747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. Ris. Campaner 3 l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1">
            <text:p>2021</text:p>
          </table:table-cell>
          <table:table-cell office:value-type="float" office:value="14800">
            <text:p>14800</text:p>
          </table:table-cell>
          <table:table-cell office:value-type="float" office:value="6170">
            <text:p>617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8terh0mgz2f03eeq</text:p>
          </table:table-cell>
          <table:table-cell office:value-type="string">
            <text:p>RED</text:p>
          </table:table-cell>
          <table:table-cell office:value-type="string">
            <text:p>Cabernet Sauvignon Riserva Campaner</text:p>
          </table:table-cell>
          <table:table-cell office:value-type="string">
            <text:p>Kellerei Kaltern</text:p>
          </table:table-cell>
          <table:table-cell office:value-type="float" office:value="28.474781">
            <text:p>28.4747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arone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2990">
            <text:p>299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p7efdbb2jn10grra2</text:p>
          </table:table-cell>
          <table:table-cell office:value-type="string">
            <text:p>RED</text:p>
          </table:table-cell>
          <table:table-cell office:value-type="string">
            <text:p>Cabernet Sauvignon Cabarone</text:p>
          </table:table-cell>
          <table:table-cell office:value-type="string">
            <text:p>Kellerei Kaltern - Project XXX</text:p>
          </table:table-cell>
          <table:table-cell office:value-type="float" office:value="19.944284">
            <text:p>19.9442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. "Barleit" - Anfora</text:p>
          </table:table-cell>
          <table:table-cell office:value-type="string">
            <text:p>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700">
            <text:p>7700</text:p>
          </table:table-cell>
          <table:table-cell office:value-type="float" office:value="3400">
            <text:p>34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mjby94bk4zjbdfcghx</text:p>
          </table:table-cell>
          <table:table-cell office:value-type="string">
            <text:p>RED</text:p>
          </table:table-cell>
          <table:table-cell office:value-type="string">
            <text:p>Cabernet Sauvignon Barleith Bio</text:p>
          </table:table-cell>
          <table:table-cell office:value-type="string">
            <text:p>Tröpfltalhof</text:p>
          </table:table-cell>
          <table:table-cell office:value-type="float" office:value="43.33445">
            <text:p>43.334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Franc Riserva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400">
            <text:p>6400</text:p>
          </table:table-cell>
          <table:table-cell office:value-type="float" office:value="2650">
            <text:p>265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pb5sxb65f39ntdv1b</text:p>
          </table:table-cell>
          <table:table-cell office:value-type="string">
            <text:p>RED</text:p>
          </table:table-cell>
          <table:table-cell office:value-type="string">
            <text:p>Cabernet Franc Riserva</text:p>
          </table:table-cell>
          <table:table-cell office:value-type="string">
            <text:p>Tenuta Nicolussi Leck</text:p>
          </table:table-cell>
          <table:table-cell office:value-type="float" office:value="45.377274">
            <text:p>45.3772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Franc Riserva Mag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800">
            <text:p>12800</text:p>
          </table:table-cell>
          <table:table-cell office:value-type="float" office:value="5200">
            <text:p>5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pb5sxb65f39ntdv1b</text:p>
          </table:table-cell>
          <table:table-cell office:value-type="string">
            <text:p>RED</text:p>
          </table:table-cell>
          <table:table-cell office:value-type="string">
            <text:p>Cabernet Franc Riserva</text:p>
          </table:table-cell>
          <table:table-cell office:value-type="string">
            <text:p>Tenuta Nicolussi Leck</text:p>
          </table:table-cell>
          <table:table-cell office:value-type="float" office:value="45.377274">
            <text:p>45.3772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700">
            <text:p>7700</text:p>
          </table:table-cell>
          <table:table-cell office:value-type="float" office:value="3429">
            <text:p>342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20036">
            <text:p>39.2200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erva Brenntal – MAG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5400">
            <text:p>15400</text:p>
          </table:table-cell>
          <table:table-cell office:value-type="float" office:value="7270">
            <text:p>72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20036">
            <text:p>39.2200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Freiherr</text:p>
          </table:table-cell>
          <table:table-cell office:value-type="string">
            <text:p>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00">
            <text:p>5100</text:p>
          </table:table-cell>
          <table:table-cell office:value-type="float" office:value="2030">
            <text:p>203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qz8cetfkw8ay0bcv</text:p>
          </table:table-cell>
          <table:table-cell office:value-type="string">
            <text:p>RED</text:p>
          </table:table-cell>
          <table:table-cell office:value-type="string">
            <text:p>Merlot Freiherr</text:p>
          </table:table-cell>
          <table:table-cell office:value-type="string">
            <text:p>Kellerei Meran</text:p>
          </table:table-cell>
          <table:table-cell office:value-type="float" office:value="35.65032">
            <text:p>35.650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Berger Gei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300">
            <text:p>6300</text:p>
          </table:table-cell>
          <table:table-cell office:value-type="float" office:value="2590">
            <text:p>25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Lagrein Gries Riserva Berger Gei</text:p>
          </table:table-cell>
          <table:table-cell office:value-type="string">
            <text:p>Ignaz Niedrist</text:p>
          </table:table-cell>
          <table:table-cell office:value-type="float" office:value="41.98972">
            <text:p>41.989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Berger Gei MA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2600">
            <text:p>12600</text:p>
          </table:table-cell>
          <table:table-cell office:value-type="float" office:value="2900">
            <text:p>29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ddsb4xqqfzqten28</text:p>
          </table:table-cell>
          <table:table-cell office:value-type="string">
            <text:p>RED</text:p>
          </table:table-cell>
          <table:table-cell office:value-type="string">
            <text:p>Lagrein Gries Riserva Berger Gei</text:p>
          </table:table-cell>
          <table:table-cell office:value-type="string">
            <text:p>Ignaz Niedrist</text:p>
          </table:table-cell>
          <table:table-cell office:value-type="float" office:value="41.98972">
            <text:p>41.989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Manus – MAG</text:p>
          </table:table-cell>
          <table:table-cell office:value-type="string">
            <text:p>Ritt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5200">
            <text:p>15200</text:p>
          </table:table-cell>
          <table:table-cell office:value-type="float" office:value="8210">
            <text:p>821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1q249t3zs94fj43a852rb</text:p>
          </table:table-cell>
          <table:table-cell office:value-type="string">
            <text:p>RED</text:p>
          </table:table-cell>
          <table:table-cell office:value-type="string">
            <text:p>Lagrein Riserva Manus</text:p>
          </table:table-cell>
          <table:table-cell office:value-type="string">
            <text:p>Ritterhof</text:p>
          </table:table-cell>
          <table:table-cell office:value-type="float" office:value="47.479748">
            <text:p>47.4797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Sepp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390">
            <text:p>139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5k8xyn4qjr4ds9jnsfkdm</text:p>
          </table:table-cell>
          <table:table-cell office:value-type="string">
            <text:p>RED</text:p>
          </table:table-cell>
          <table:table-cell office:value-type="string">
            <text:p>Lagrein Sepp</text:p>
          </table:table-cell>
          <table:table-cell office:value-type="string">
            <text:p>Tenuta Nicolussi Leck</text:p>
          </table:table-cell>
          <table:table-cell office:value-type="float" office:value="54.501133">
            <text:p>54.5011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Sepp -MAG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8200">
            <text:p>8200</text:p>
          </table:table-cell>
          <table:table-cell office:value-type="float" office:value="3250">
            <text:p>32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tr5k8xyn4qjr4ds9jnsfkdm</text:p>
          </table:table-cell>
          <table:table-cell office:value-type="string">
            <text:p>RED</text:p>
          </table:table-cell>
          <table:table-cell office:value-type="string">
            <text:p>Lagrein Sepp</text:p>
          </table:table-cell>
          <table:table-cell office:value-type="string">
            <text:p>Tenuta Nicolussi Leck</text:p>
          </table:table-cell>
          <table:table-cell office:value-type="float" office:value="54.501133">
            <text:p>54.5011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4110">
            <text:p>411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Porphyr - MAG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800">
            <text:p>17800</text:p>
          </table:table-cell>
          <table:table-cell office:value-type="float" office:value="7930">
            <text:p>793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Porphyr – 3 L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9">
            <text:p>2019</text:p>
          </table:table-cell>
          <table:table-cell office:value-type="float" office:value="33000">
            <text:p>33000</text:p>
          </table:table-cell>
          <table:table-cell office:value-type="float" office:value="17840">
            <text:p>178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49.735096">
            <text:p>49.735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300">
            <text:p>7300</text:p>
          </table:table-cell>
          <table:table-cell office:value-type="float" office:value="3190">
            <text:p>31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6.31505">
            <text:p>36.315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Taber – MAG</text:p>
          </table:table-cell>
          <table:table-cell office:value-type="string">
            <text:p>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600">
            <text:p>14600</text:p>
          </table:table-cell>
          <table:table-cell office:value-type="float" office:value="6650">
            <text:p>66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6.31505">
            <text:p>36.315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Greif Mag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6600">
            <text:p>660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xb5y2yrmh725ejet62</text:p>
          </table:table-cell>
          <table:table-cell office:value-type="string">
            <text:p>RED</text:p>
          </table:table-cell>
          <table:table-cell office:value-type="string">
            <text:p>Avantgarde Lagrein Trocken</text:p>
          </table:table-cell>
          <table:table-cell office:value-type="string">
            <text:p>Bergdolt-Reif &amp; Nett</text:p>
          </table:table-cell>
          <table:table-cell office:value-type="float" office:value="19.284111">
            <text:p>19.2841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1820">
            <text:p>1820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q038w7zcrcgte80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Ansitz Waldgries</text:p>
          </table:table-cell>
          <table:table-cell office:value-type="float" office:value="36.18589">
            <text:p>36.185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Abtei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100">
            <text:p>6100</text:p>
          </table:table-cell>
          <table:table-cell office:value-type="float" office:value="2450">
            <text:p>24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51.891373">
            <text:p>51.8913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Abtei – Magnum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2200">
            <text:p>12200</text:p>
          </table:table-cell>
          <table:table-cell office:value-type="float" office:value="4890">
            <text:p>48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51.891373">
            <text:p>51.89137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</text:p>
          </table:table-cell>
          <table:table-cell office:value-type="string">
            <text:p>Castel Sal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1140">
            <text:p>1140</text:p>
          </table:table-cell>
          <table:table-cell office:value-type="float" office:value="44">
            <text:p>4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fp2fbj9ggen5qe2ah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Castel Schwanburg</text:p>
          </table:table-cell>
          <table:table-cell office:value-type="float" office:value="22.34018">
            <text:p>22.340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600">
            <text:p>6600</text:p>
          </table:table-cell>
          <table:table-cell office:value-type="float" office:value="2890">
            <text:p>289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34.07245">
            <text:p>34.072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er Ris Mag</text:p>
          </table:table-cell>
          <table:table-cell office:value-type="string">
            <text:p>Niedris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200">
            <text:p>13200</text:p>
          </table:table-cell>
          <table:table-cell office:value-type="float" office:value="6220">
            <text:p>622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s9jhfbgmv59ybtb8</text:p>
          </table:table-cell>
          <table:table-cell office:value-type="string">
            <text:p>RED</text:p>
          </table:table-cell>
          <table:table-cell office:value-type="string">
            <text:p>Blauburgunder Riserva</text:p>
          </table:table-cell>
          <table:table-cell office:value-type="string">
            <text:p>Ignaz Niedrist</text:p>
          </table:table-cell>
          <table:table-cell office:value-type="float" office:value="31.342392">
            <text:p>31.3423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Mason de Mason - biodyn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800">
            <text:p>10800</text:p>
          </table:table-cell>
          <table:table-cell office:value-type="float" office:value="5600">
            <text:p>56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8jt956tpj87xh1wb</text:p>
          </table:table-cell>
          <table:table-cell office:value-type="string">
            <text:p>RED</text:p>
          </table:table-cell>
          <table:table-cell office:value-type="string">
            <text:p>Pinot Nero Mason Bio</text:p>
          </table:table-cell>
          <table:table-cell office:value-type="string">
            <text:p>Manincor</text:p>
          </table:table-cell>
          <table:table-cell office:value-type="float" office:value="38.906284">
            <text:p>38.9062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.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2580">
            <text:p>258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vd8f4ev5cj34yy2k</text:p>
          </table:table-cell>
          <table:table-cell office:value-type="string">
            <text:p>RED</text:p>
          </table:table-cell>
          <table:table-cell office:value-type="string">
            <text:p>Lagrein Riserva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25.371605">
            <text:p>25.3716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. Praepositus - Magnum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2600">
            <text:p>12600</text:p>
          </table:table-cell>
          <table:table-cell office:value-type="float" office:value="5140">
            <text:p>514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vd8f4ev5cj34yy2k</text:p>
          </table:table-cell>
          <table:table-cell office:value-type="string">
            <text:p>RED</text:p>
          </table:table-cell>
          <table:table-cell office:value-type="string">
            <text:p>Lagrein Riserva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25.371605">
            <text:p>25.37160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 Trattman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200">
            <text:p>7200</text:p>
          </table:table-cell>
          <table:table-cell office:value-type="float" office:value="2970">
            <text:p>297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6.847088">
            <text:p>36.8470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 Trattmann – Magnum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4400">
            <text:p>14400</text:p>
          </table:table-cell>
          <table:table-cell office:value-type="float" office:value="6290">
            <text:p>62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txgmhcw3y7x327kxd</text:p>
          </table:table-cell>
          <table:table-cell office:value-type="string">
            <text:p>RED</text:p>
          </table:table-cell>
          <table:table-cell office:value-type="string">
            <text:p>Pinot Noir Riserva Trattmann</text:p>
          </table:table-cell>
          <table:table-cell office:value-type="string">
            <text:p>Girlan</text:p>
          </table:table-cell>
          <table:table-cell office:value-type="float" office:value="36.847088">
            <text:p>36.8470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. "Vigna Ganger"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300">
            <text:p>16300</text:p>
          </table:table-cell>
          <table:table-cell office:value-type="float" office:value="8000">
            <text:p>8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38.041416">
            <text:p>38.0414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. "Vigna Ganger"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6100">
            <text:p>16100</text:p>
          </table:table-cell>
          <table:table-cell office:value-type="float" office:value="8000">
            <text:p>8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38.041416">
            <text:p>38.0414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. „Vigna Ganger“ MAG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1500">
            <text:p>31500</text:p>
          </table:table-cell>
          <table:table-cell office:value-type="float" office:value="16000">
            <text:p>16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pmtysvk48mrdbc8n5b</text:p>
          </table:table-cell>
          <table:table-cell office:value-type="string">
            <text:p>RED</text:p>
          </table:table-cell>
          <table:table-cell office:value-type="string">
            <text:p>Pinot Noir Riserva Vigna Ganger</text:p>
          </table:table-cell>
          <table:table-cell office:value-type="string">
            <text:p>Girlan</text:p>
          </table:table-cell>
          <table:table-cell office:value-type="float" office:value="38.041416">
            <text:p>38.0414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erva Fallwind</text:p>
          </table:table-cell>
          <table:table-cell office:value-type="string">
            <text:p>St.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1630">
            <text:p>163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wdt58jpxa9gz4kzf</text:p>
          </table:table-cell>
          <table:table-cell office:value-type="string">
            <text:p>RED</text:p>
          </table:table-cell>
          <table:table-cell office:value-type="string">
            <text:p>Fallwind Lagrein Riserva</text:p>
          </table:table-cell>
          <table:table-cell office:value-type="string">
            <text:p>St. Michael-Eppan</text:p>
          </table:table-cell>
          <table:table-cell office:value-type="float" office:value="50.3712">
            <text:p>50.37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Hausmannhof - bio</text:p>
          </table:table-cell>
          <table:table-cell office:value-type="string">
            <text:p>Hader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2250">
            <text:p>22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zx0c3dj3ag9bpybs</text:p>
          </table:table-cell>
          <table:table-cell office:value-type="string">
            <text:p>RED</text:p>
          </table:table-cell>
          <table:table-cell office:value-type="string">
            <text:p>Blauburgunder Vigna Hausmannhof</text:p>
          </table:table-cell>
          <table:table-cell office:value-type="string">
            <text:p>Haderburg</text:p>
          </table:table-cell>
          <table:table-cell office:value-type="float" office:value="45.986042">
            <text:p>45.9860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. Matan</text:p>
          </table:table-cell>
          <table:table-cell office:value-type="string">
            <text:p>Pfitsch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8d7getsnyf8992dzq</text:p>
          </table:table-cell>
          <table:table-cell office:value-type="string">
            <text:p>RED</text:p>
          </table:table-cell>
          <table:table-cell office:value-type="string">
            <text:p>Pinot Nero Riserva Matan</text:p>
          </table:table-cell>
          <table:table-cell office:value-type="string">
            <text:p>Pfitscher</text:p>
          </table:table-cell>
          <table:table-cell office:value-type="float" office:value="38.193455">
            <text:p>38.1934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. Pinot Noir</text:p>
          </table:table-cell>
          <table:table-cell office:value-type="string">
            <text:p>Wild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200">
            <text:p>8200</text:p>
          </table:table-cell>
          <table:table-cell office:value-type="float" office:value="4500">
            <text:p>4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2ftbpjgdg0962h54rbr</text:p>
          </table:table-cell>
          <table:table-cell office:value-type="string">
            <text:p>RED</text:p>
          </table:table-cell>
          <table:table-cell office:value-type="string">
            <text:p>Balo Vineyards Pinot Noir</text:p>
          </table:table-cell>
          <table:table-cell office:value-type="string">
            <text:p>Willmon</text:p>
          </table:table-cell>
          <table:table-cell office:value-type="float" office:value="29.668823">
            <text:p>29.6688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Skytos</text:p>
          </table:table-cell>
          <table:table-cell office:value-type="string">
            <text:p>Ansitz Dolomyt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500">
            <text:p>5500</text:p>
          </table:table-cell>
          <table:table-cell office:value-type="float" office:value="2400">
            <text:p>240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m0f8st53a2dyweta</text:p>
          </table:table-cell>
          <table:table-cell office:value-type="string">
            <text:p>RED</text:p>
          </table:table-cell>
          <table:table-cell office:value-type="string">
            <text:p>Skythos</text:p>
          </table:table-cell>
          <table:table-cell office:value-type="string">
            <text:p>Ansitz Dolomytos Sacker</text:p>
          </table:table-cell>
          <table:table-cell office:value-type="float" office:value="50.46201">
            <text:p>50.462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. Riserva TWC (The Wine Collection)</text:p>
          </table:table-cell>
          <table:table-cell office:value-type="string">
            <text:p>St.Michael 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7500">
            <text:p>17500</text:p>
          </table:table-cell>
          <table:table-cell office:value-type="float" office:value="9190">
            <text:p>91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scs5qg8h77qnc1rs</text:p>
          </table:table-cell>
          <table:table-cell office:value-type="string">
            <text:p>RED</text:p>
          </table:table-cell>
          <table:table-cell office:value-type="string">
            <text:p>Pinot Noir Riserva - The Wine Collection</text:p>
          </table:table-cell>
          <table:table-cell office:value-type="string">
            <text:p>St. Michael-Eppan</text:p>
          </table:table-cell>
          <table:table-cell office:value-type="float" office:value="50.16926">
            <text:p>50.169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 Quadratura – Winecircus</text:p>
          </table:table-cell>
          <table:table-cell office:value-type="string">
            <text:p>Roberto Cipre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100">
            <text:p>410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ejw211s513a744wmm7</text:p>
          </table:table-cell>
          <table:table-cell office:value-type="string">
            <text:p>RED</text:p>
          </table:table-cell>
          <table:table-cell office:value-type="string">
            <text:p>La Quadratura</text:p>
          </table:table-cell>
          <table:table-cell office:value-type="string">
            <text:p>Roberto Cipresso</text:p>
          </table:table-cell>
          <table:table-cell office:value-type="float" office:value="51.39641">
            <text:p>51.3964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ratel IGT Bio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500">
            <text:p>3500</text:p>
          </table:table-cell>
          <table:table-cell office:value-type="float" office:value="1120">
            <text:p>112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74jzqrxfe4ypa43z</text:p>
          </table:table-cell>
          <table:table-cell office:value-type="string">
            <text:p>RED</text:p>
          </table:table-cell>
          <table:table-cell office:value-type="string">
            <text:p>Moratèl</text:p>
          </table:table-cell>
          <table:table-cell office:value-type="string">
            <text:p>Cesconi</text:p>
          </table:table-cell>
          <table:table-cell office:value-type="float" office:value="34.268154">
            <text:p>34.2681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ratel IGT Bio - Magnum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290">
            <text:p>22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c910f9yc8pf2wbbv8g</text:p>
          </table:table-cell>
          <table:table-cell office:value-type="string">
            <text:p>RED</text:p>
          </table:table-cell>
          <table:table-cell office:value-type="string">
            <text:p>Morate Tinto</text:p>
          </table:table-cell>
          <table:table-cell office:value-type="string">
            <text:p>Bodegas Pablo Morate</text:p>
          </table:table-cell>
          <table:table-cell office:value-type="float" office:value="23.413269">
            <text:p>23.41326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BIO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80">
            <text:p>138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Teroldego Granato Bio</text:p>
          </table:table-cell>
          <table:table-cell office:value-type="string">
            <text:p>Foradori</text:p>
          </table:table-cell>
          <table:table-cell office:value-type="float" office:value="42.335506">
            <text:p>42.3355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Ten. S.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900">
            <text:p>12900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37.08383">
            <text:p>37.083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Ten. S.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000">
            <text:p>12000</text:p>
          </table:table-cell>
          <table:table-cell office:value-type="float" office:value="5500">
            <text:p>55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37.08383">
            <text:p>37.083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Ten. S.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800">
            <text:p>11800</text:p>
          </table:table-cell>
          <table:table-cell office:value-type="float" office:value="5800">
            <text:p>58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37.08383">
            <text:p>37.083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 Leonardo MAG</text:p>
          </table:table-cell>
          <table:table-cell office:value-type="string">
            <text:p>Ten. S. Leonard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4500">
            <text:p>24500</text:p>
          </table:table-cell>
          <table:table-cell office:value-type="float" office:value="12800">
            <text:p>128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37.08383">
            <text:p>37.083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DOCG BIO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1190">
            <text:p>11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7.51775">
            <text:p>47.517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DOCG Bio Mag</text:p>
          </table:table-cell>
          <table:table-cell office:value-type="string">
            <text:p>Poggio al sol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8y51z3nr5fatpv8xk</text:p>
          </table:table-cell>
          <table:table-cell office:value-type="string">
            <text:p>RED</text:p>
          </table:table-cell>
          <table:table-cell office:value-type="string">
            <text:p>Chianti Classico Bio</text:p>
          </table:table-cell>
          <table:table-cell office:value-type="string">
            <text:p>Poggio Al Sole</text:p>
          </table:table-cell>
          <table:table-cell office:value-type="float" office:value="47.51775">
            <text:p>47.517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DOCG</text:p>
          </table:table-cell>
          <table:table-cell office:value-type="string">
            <text:p>Riec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1580">
            <text:p>158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7yew4bvzngmsq0zdd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Riecine</text:p>
          </table:table-cell>
          <table:table-cell office:value-type="float" office:value="41.935947">
            <text:p>41.9359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di Montalcino - MAG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000">
            <text:p>7000</text:p>
          </table:table-cell>
          <table:table-cell office:value-type="float" office:value="2300">
            <text:p>23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km1s5092zv8avttz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antina di Montalcino</text:p>
          </table:table-cell>
          <table:table-cell office:value-type="float" office:value="38.39438">
            <text:p>38.394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Hebo – Magnum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2820">
            <text:p>28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xrm36kfr5qb0r92w</text:p>
          </table:table-cell>
          <table:table-cell office:value-type="string">
            <text:p>RED</text:p>
          </table:table-cell>
          <table:table-cell office:value-type="string">
            <text:p>HEBO</text:p>
          </table:table-cell>
          <table:table-cell office:value-type="string">
            <text:p>Petra</text:p>
          </table:table-cell>
          <table:table-cell office:value-type="float" office:value="35.793896">
            <text:p>35.7938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etra – Magnum</text:p>
          </table:table-cell>
          <table:table-cell office:value-type="string">
            <text:p>Pet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400">
            <text:p>15400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53ehafk26j3my2hfe</text:p>
          </table:table-cell>
          <table:table-cell office:value-type="string">
            <text:p>RED</text:p>
          </table:table-cell>
          <table:table-cell office:value-type="string">
            <text:p>Petra</text:p>
          </table:table-cell>
          <table:table-cell office:value-type="string">
            <text:p>Petra</text:p>
          </table:table-cell>
          <table:table-cell office:value-type="float" office:value="34.28982">
            <text:p>34.289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 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6500">
            <text:p>16500</text:p>
          </table:table-cell>
          <table:table-cell office:value-type="float" office:value="8380">
            <text:p>83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96314">
            <text:p>33.2963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8500">
            <text:p>28500</text:p>
          </table:table-cell>
          <table:table-cell office:value-type="float" office:value="16000">
            <text:p>160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96314">
            <text:p>33.2963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 - MAG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52000">
            <text:p>52000</text:p>
          </table:table-cell>
          <table:table-cell office:value-type="float" office:value="34000">
            <text:p>340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9.29465">
            <text:p>39.294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 Volte – Magnum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400">
            <text:p>9400</text:p>
          </table:table-cell>
          <table:table-cell office:value-type="float" office:value="4140">
            <text:p>414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7ecsm6py4s6fhjwr</text:p>
          </table:table-cell>
          <table:table-cell office:value-type="string">
            <text:p>RED</text:p>
          </table:table-cell>
          <table:table-cell office:value-type="string">
            <text:p>Le Volte</text:p>
          </table:table-cell>
          <table:table-cell office:value-type="string">
            <text:p>Ornellaia</text:p>
          </table:table-cell>
          <table:table-cell office:value-type="float" office:value="42.85775">
            <text:p>42.8577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olpolo DOC Bolgheri</text:p>
          </table:table-cell>
          <table:table-cell office:value-type="string">
            <text:p>Podere Sappa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639">
            <text:p>163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dh0zytr41adyza5ya</text:p>
          </table:table-cell>
          <table:table-cell office:value-type="string">
            <text:p>RED</text:p>
          </table:table-cell>
          <table:table-cell office:value-type="string">
            <text:p>Bolgheri Volpolo Sapaio</text:p>
          </table:table-cell>
          <table:table-cell office:value-type="string">
            <text:p>Podere Sapaio</text:p>
          </table:table-cell>
          <table:table-cell office:value-type="float" office:value="53.417637">
            <text:p>53.4176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astraia Bolgheri Superiori</text:p>
          </table:table-cell>
          <table:table-cell office:value-type="string">
            <text:p>Michele Sa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800">
            <text:p>6800</text:p>
          </table:table-cell>
          <table:table-cell office:value-type="float" office:value="2950">
            <text:p>295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nvs5pbdtekyjydc5</text:p>
          </table:table-cell>
          <table:table-cell office:value-type="string">
            <text:p>RED</text:p>
          </table:table-cell>
          <table:table-cell office:value-type="string">
            <text:p>Piastraia Bolgheri Superiore</text:p>
          </table:table-cell>
          <table:table-cell office:value-type="string">
            <text:p>Michele Satta</text:p>
          </table:table-cell>
          <table:table-cell office:value-type="float" office:value="49.182224">
            <text:p>49.1822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Cortona doc Mementum</text:p>
          </table:table-cell>
          <table:table-cell office:value-type="string">
            <text:p>Paolo Mag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1980">
            <text:p>19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vgtdrzzr5c76jd2h51fxcrp</text:p>
          </table:table-cell>
          <table:table-cell office:value-type="string">
            <text:p>RED</text:p>
          </table:table-cell>
          <table:table-cell office:value-type="string">
            <text:p>Syrah Mementum</text:p>
          </table:table-cell>
          <table:table-cell office:value-type="string">
            <text:p>Magi paolo</text:p>
          </table:table-cell>
          <table:table-cell office:value-type="float" office:value="51.911724">
            <text:p>51.91172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ilari 18 Cabernet Franc Bio - anfora</text:p>
          </table:table-cell>
          <table:table-cell office:value-type="string">
            <text:p>Casad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700">
            <text:p>5700</text:p>
          </table:table-cell>
          <table:table-cell office:value-type="float" office:value="2370">
            <text:p>23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13snmr8ybgppekp585ch7gg</text:p>
          </table:table-cell>
          <table:table-cell office:value-type="string">
            <text:p>RED</text:p>
          </table:table-cell>
          <table:table-cell office:value-type="string">
            <text:p>Cabernet Franc (Filare 18)</text:p>
          </table:table-cell>
          <table:table-cell office:value-type="string">
            <text:p>Casadei</text:p>
          </table:table-cell>
          <table:table-cell office:value-type="float" office:value="50.673615">
            <text:p>50.6736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lla Antinori Rosso  IGT</text:p>
          </table:table-cell>
          <table:table-cell office:value-type="string">
            <text:p>Villa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230">
            <text:p>123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46.778503">
            <text:p>46.7785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lla Antinori Rosso  IGT</text:p>
          </table:table-cell>
          <table:table-cell office:value-type="string">
            <text:p>Villa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230">
            <text:p>123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46.778503">
            <text:p>46.7785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lla Antinori Rosso IGT Rosso Mag</text:p>
          </table:table-cell>
          <table:table-cell office:value-type="string">
            <text:p>Villa 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7200">
            <text:p>7200</text:p>
          </table:table-cell>
          <table:table-cell office:value-type="float" office:value="3180">
            <text:p>31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50.950695">
            <text:p>50.950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lla Antinori Rosso IGT Rosso 3L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2022">
            <text:p>2022</text:p>
          </table:table-cell>
          <table:table-cell office:value-type="float" office:value="14400">
            <text:p>14400</text:p>
          </table:table-cell>
          <table:table-cell office:value-type="float" office:value="6900">
            <text:p>6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50.950695">
            <text:p>50.9506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rminium (Carmenere)</text:p>
          </table:table-cell>
          <table:table-cell office:value-type="string">
            <text:p>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2fbszz2e93w7ae373</text:p>
          </table:table-cell>
          <table:table-cell office:value-type="string">
            <text:p>RED</text:p>
          </table:table-cell>
          <table:table-cell office:value-type="string">
            <text:p>Carminium</text:p>
          </table:table-cell>
          <table:table-cell office:value-type="string">
            <text:p>Inama Azienda Agricola</text:p>
          </table:table-cell>
          <table:table-cell office:value-type="float" office:value="37.0659">
            <text:p>37.065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Val dei Preti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1590">
            <text:p>15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gw7vsvxc2sdf250k3</text:p>
          </table:table-cell>
          <table:table-cell office:value-type="string">
            <text:p>RED</text:p>
          </table:table-cell>
          <table:table-cell office:value-type="string">
            <text:p>La Val dei Preti (Nebbiolo d'Alba)</text:p>
          </table:table-cell>
          <table:table-cell office:value-type="string">
            <text:p>Matteo Correggia</text:p>
          </table:table-cell>
          <table:table-cell office:value-type="float" office:value="57.696186">
            <text:p>57.6961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Val dei Preti MAG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8800">
            <text:p>8800</text:p>
          </table:table-cell>
          <table:table-cell office:value-type="float" office:value="3200">
            <text:p>32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gw7vsvxc2sdf250k3</text:p>
          </table:table-cell>
          <table:table-cell office:value-type="string">
            <text:p>RED</text:p>
          </table:table-cell>
          <table:table-cell office:value-type="string">
            <text:p>La Val dei Preti (Nebbiolo d'Alba)</text:p>
          </table:table-cell>
          <table:table-cell office:value-type="string">
            <text:p>Matteo Correggia</text:p>
          </table:table-cell>
          <table:table-cell office:value-type="float" office:value="57.696186">
            <text:p>57.6961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Val dei Preti 3L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9">
            <text:p>2019</text:p>
          </table:table-cell>
          <table:table-cell office:value-type="float" office:value="17600">
            <text:p>17600</text:p>
          </table:table-cell>
          <table:table-cell office:value-type="float" office:value="8500">
            <text:p>85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4gw7vsvxc2sdf250k3</text:p>
          </table:table-cell>
          <table:table-cell office:value-type="string">
            <text:p>RED</text:p>
          </table:table-cell>
          <table:table-cell office:value-type="string">
            <text:p>La Val dei Preti (Nebbiolo d'Alba)</text:p>
          </table:table-cell>
          <table:table-cell office:value-type="string">
            <text:p>Matteo Correggia</text:p>
          </table:table-cell>
          <table:table-cell office:value-type="float" office:value="57.696186">
            <text:p>57.6961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’Alba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000">
            <text:p>3000</text:p>
          </table:table-cell>
          <table:table-cell office:value-type="float" office:value="860">
            <text:p>86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d6p8k145xqs2b4fb7t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Matteo Correggia</text:p>
          </table:table-cell>
          <table:table-cell office:value-type="float" office:value="53.09413">
            <text:p>53.094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’Alba MAG</text:p>
          </table:table-cell>
          <table:table-cell office:value-type="string">
            <text:p>Matteo Coregg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d6p8k145xqs2b4fb7t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Matteo Correggia</text:p>
          </table:table-cell>
          <table:table-cell office:value-type="float" office:value="53.09413">
            <text:p>53.0941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- Antiche Cantine</text:p>
          </table:table-cell>
          <table:table-cell office:value-type="string">
            <text:p>Marchesi di Bar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600">
            <text:p>7600</text:p>
          </table:table-cell>
          <table:table-cell office:value-type="float" office:value="3370">
            <text:p>33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msgxfeedn5n9rvcf6</text:p>
          </table:table-cell>
          <table:table-cell office:value-type="string">
            <text:p>RED</text:p>
          </table:table-cell>
          <table:table-cell office:value-type="string">
            <text:p>Medaina Barolo</text:p>
          </table:table-cell>
          <table:table-cell office:value-type="string">
            <text:p>Marchesi di Barolo</text:p>
          </table:table-cell>
          <table:table-cell office:value-type="float" office:value="40.59627">
            <text:p>40.596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aresco Rabajà MAG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12900">
            <text:p>12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8fpqfq5ecnb6ftey7</text:p>
          </table:table-cell>
          <table:table-cell office:value-type="string">
            <text:p>RED</text:p>
          </table:table-cell>
          <table:table-cell office:value-type="string">
            <text:p>Barbaresco Riserva Rabajà</text:p>
          </table:table-cell>
          <table:table-cell office:value-type="string">
            <text:p>Produttori del Barbaresco</text:p>
          </table:table-cell>
          <table:table-cell office:value-type="float" office:value="37.977108">
            <text:p>37.9771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’Asti</text:p>
          </table:table-cell>
          <table:table-cell office:value-type="string">
            <text:p>Fra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100">
            <text:p>3100</text:p>
          </table:table-cell>
          <table:table-cell office:value-type="float" office:value="850">
            <text:p>8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nxsra9r62m1p2thkqm</text:p>
          </table:table-cell>
          <table:table-cell office:value-type="string">
            <text:p>RED</text:p>
          </table:table-cell>
          <table:table-cell office:value-type="string">
            <text:p>Barbera d'Asti</text:p>
          </table:table-cell>
          <table:table-cell office:value-type="string">
            <text:p>Frasca</text:p>
          </table:table-cell>
          <table:table-cell office:value-type="float" office:value="39.455185">
            <text:p>39.4551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’Asti Mag</text:p>
          </table:table-cell>
          <table:table-cell office:value-type="string">
            <text:p>Frasc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6200">
            <text:p>6200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nxsra9r62m1p2thkqm</text:p>
          </table:table-cell>
          <table:table-cell office:value-type="string">
            <text:p>RED</text:p>
          </table:table-cell>
          <table:table-cell office:value-type="string">
            <text:p>Barbera d'Asti</text:p>
          </table:table-cell>
          <table:table-cell office:value-type="string">
            <text:p>Frasca</text:p>
          </table:table-cell>
          <table:table-cell office:value-type="float" office:value="39.455185">
            <text:p>39.4551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olo Massolino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2420">
            <text:p>242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2zszf16cmxe0y6ja9</text:p>
          </table:table-cell>
          <table:table-cell office:value-type="string">
            <text:p>RED</text:p>
          </table:table-cell>
          <table:table-cell office:value-type="string">
            <text:p>Rosa Massolino Barolo</text:p>
          </table:table-cell>
          <table:table-cell office:value-type="string">
            <text:p>Massolino Giovanni</text:p>
          </table:table-cell>
          <table:table-cell office:value-type="float" office:value="42.338104">
            <text:p>42.3381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o d’Avola Ris.a Don Antonio</text:p>
          </table:table-cell>
          <table:table-cell office:value-type="string">
            <text:p>Morga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100">
            <text:p>5100</text:p>
          </table:table-cell>
          <table:table-cell office:value-type="float" office:value="2080">
            <text:p>20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1mkpk8a85pajw83tb</text:p>
          </table:table-cell>
          <table:table-cell office:value-type="string">
            <text:p>RED</text:p>
          </table:table-cell>
          <table:table-cell office:value-type="string">
            <text:p>Nero d'Avola Riserva Don Antonio</text:p>
          </table:table-cell>
          <table:table-cell office:value-type="string">
            <text:p>Morgante</text:p>
          </table:table-cell>
          <table:table-cell office:value-type="float" office:value="52.31182">
            <text:p>52.311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o d’Avola Ris. Don Antonio 1,5 l</text:p>
          </table:table-cell>
          <table:table-cell office:value-type="string">
            <text:p>Morgant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0200">
            <text:p>10200</text:p>
          </table:table-cell>
          <table:table-cell office:value-type="float" office:value="5220">
            <text:p>522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1mkpk8a85pajw83tb</text:p>
          </table:table-cell>
          <table:table-cell office:value-type="string">
            <text:p>RED</text:p>
          </table:table-cell>
          <table:table-cell office:value-type="string">
            <text:p>Nero d'Avola Riserva Don Antonio</text:p>
          </table:table-cell>
          <table:table-cell office:value-type="string">
            <text:p>Morgante</text:p>
          </table:table-cell>
          <table:table-cell office:value-type="float" office:value="52.31182">
            <text:p>52.311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assorosso (Nerello Mascalese)</text:p>
          </table:table-cell>
          <table:table-cell office:value-type="string">
            <text:p>Passopiscia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1500">
            <text:p>15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xgk28e3g9bs6q690ky</text:p>
          </table:table-cell>
          <table:table-cell office:value-type="string">
            <text:p>RED</text:p>
          </table:table-cell>
          <table:table-cell office:value-type="string">
            <text:p>Nerello Mascalese Passorosso</text:p>
          </table:table-cell>
          <table:table-cell office:value-type="string">
            <text:p>Franchetti - Passopisciaro</text:p>
          </table:table-cell>
          <table:table-cell office:value-type="float" office:value="53.15706">
            <text:p>53.157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relit (Merlot - Cab. Sauvignon) - natural wine</text:p>
          </table:table-cell>
          <table:table-cell office:value-type="string">
            <text:p>Damijan Podvers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900">
            <text:p>5900</text:p>
          </table:table-cell>
          <table:table-cell office:value-type="float" office:value="2400">
            <text:p>24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gxa7j3nwdcydh10dxd3ngqf</text:p>
          </table:table-cell>
          <table:table-cell office:value-type="string">
            <text:p>RED</text:p>
          </table:table-cell>
          <table:table-cell office:value-type="string">
            <text:p>Prelit</text:p>
          </table:table-cell>
          <table:table-cell office:value-type="string">
            <text:p>Damijan Podversic</text:p>
          </table:table-cell>
          <table:table-cell office:value-type="float" office:value="62.3762">
            <text:p>62.37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so Piceno DOC Maschio da monte</text:p>
          </table:table-cell>
          <table:table-cell office:value-type="string">
            <text:p>Santa Barb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qqfbfvdd96vy820y9g</text:p>
          </table:table-cell>
          <table:table-cell office:value-type="string">
            <text:p>RED</text:p>
          </table:table-cell>
          <table:table-cell office:value-type="string">
            <text:p>Il Maschio da Monte Rosso</text:p>
          </table:table-cell>
          <table:table-cell office:value-type="string">
            <text:p>Azienda Santa Barbara - Stefano Antonucci</text:p>
          </table:table-cell>
          <table:table-cell office:value-type="float" office:value="41.555187">
            <text:p>41.5551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glianico Paestum “Donnaluna” BIO</text:p>
          </table:table-cell>
          <table:table-cell office:value-type="string">
            <text:p>De Concili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990">
            <text:p>99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t9b46gk6w9bsacm3k</text:p>
          </table:table-cell>
          <table:table-cell office:value-type="string">
            <text:p>RED</text:p>
          </table:table-cell>
          <table:table-cell office:value-type="string">
            <text:p>Donnaluna Aglianico</text:p>
          </table:table-cell>
          <table:table-cell office:value-type="string">
            <text:p>Viticoltori de Conciliis</text:p>
          </table:table-cell>
          <table:table-cell office:value-type="float" office:value="46.01981">
            <text:p>46.019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ourgogne Côte d'or Pinot noir</text:p>
          </table:table-cell>
          <table:table-cell office:value-type="string">
            <text:p>Pierre Mor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800">
            <text:p>5800</text:p>
          </table:table-cell>
          <table:table-cell office:value-type="float" office:value="2380">
            <text:p>23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b11qvgzyybcmbag7n5</text:p>
          </table:table-cell>
          <table:table-cell office:value-type="string">
            <text:p>RED</text:p>
          </table:table-cell>
          <table:table-cell office:value-type="string">
            <text:p>Bourgogne Côte d’Or Pinot Noir</text:p>
          </table:table-cell>
          <table:table-cell office:value-type="string">
            <text:p>Pierre Morey</text:p>
          </table:table-cell>
          <table:table-cell office:value-type="float" office:value="45.821396">
            <text:p>45.8213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evrey Chambertin Pinot Noir</text:p>
          </table:table-cell>
          <table:table-cell office:value-type="string">
            <text:p>Harmand-Geoffro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0500">
            <text:p>10500</text:p>
          </table:table-cell>
          <table:table-cell office:value-type="float" office:value="4950">
            <text:p>49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sj8q8efvsqey9rry</text:p>
          </table:table-cell>
          <table:table-cell office:value-type="string">
            <text:p>RED</text:p>
          </table:table-cell>
          <table:table-cell office:value-type="string">
            <text:p>Gevrey-Chambertin</text:p>
          </table:table-cell>
          <table:table-cell office:value-type="string">
            <text:p>Harmand-Geoffroy</text:p>
          </table:table-cell>
          <table:table-cell office:value-type="float" office:value="50.172882">
            <text:p>50.1728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int-Georges-Saint-Emilion - Château Calon</text:p>
          </table:table-cell>
          <table:table-cell office:value-type="string">
            <text:p>Boidr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100">
            <text:p>6100</text:p>
          </table:table-cell>
          <table:table-cell office:value-type="float" office:value="1939">
            <text:p>1939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4ytyg198atcncfdgj</text:p>
          </table:table-cell>
          <table:table-cell office:value-type="string">
            <text:p>RED</text:p>
          </table:table-cell>
          <table:table-cell office:value-type="string">
            <text:p>la Croix de Plagne Montagne Saint-Émilion</text:p>
          </table:table-cell>
          <table:table-cell office:value-type="string">
            <text:p>M. Hubert Boidron</text:p>
          </table:table-cell>
          <table:table-cell office:value-type="float" office:value="29.998056">
            <text:p>29.99805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Hofstätter Rosé</text:p>
          </table:table-cell>
          <table:table-cell office:value-type="string">
            <text:p>J.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894">
            <text:p>894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p6vshkh3xdcnq520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J. Hofstätter</text:p>
          </table:table-cell>
          <table:table-cell office:value-type="float" office:value="31.73773">
            <text:p>31.737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Rosé 2026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1010">
            <text:p>101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snrdqg2p9xwq3hhk</text:p>
          </table:table-cell>
          <table:table-cell office:value-type="string">
            <text:p>ROSE</text:p>
          </table:table-cell>
          <table:table-cell office:value-type="string">
            <text:p>Rosé 20/26</text:p>
          </table:table-cell>
          <table:table-cell office:value-type="string">
            <text:p>Elena Walch</text:p>
          </table:table-cell>
          <table:table-cell office:value-type="float" office:value="40.670418">
            <text:p>40.6704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Goldmuskateller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800">
            <text:p>2800</text:p>
          </table:table-cell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jjpdxvted1cpey4d</text:p>
          </table:table-cell>
          <table:table-cell office:value-type="string">
            <text:p>DESSERT</text:p>
          </table:table-cell>
          <table:table-cell office:value-type="string">
            <text:p>Goldmuskateller Moscato Giallo</text:p>
          </table:table-cell>
          <table:table-cell office:value-type="string">
            <text:p>Kellerei Kaltern</text:p>
          </table:table-cell>
          <table:table-cell office:value-type="float" office:value="26.656105">
            <text:p>26.65610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5Quintessenz Passito 0,375 l</text:p>
          </table:table-cell>
          <table:table-cell office:value-type="string">
            <text:p>Kalter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6600">
            <text:p>6600</text:p>
          </table:table-cell>
          <table:table-cell office:value-type="float" office:value="2840">
            <text:p>284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hssmq0d40w8a4wk4j</text:p>
          </table:table-cell>
          <table:table-cell office:value-type="string">
            <text:p>DESSERT</text:p>
          </table:table-cell>
          <table:table-cell office:value-type="string">
            <text:p>Goldmuskateller Passito Quintessenz</text:p>
          </table:table-cell>
          <table:table-cell office:value-type="string">
            <text:p>Kellerei Kaltern</text:p>
          </table:table-cell>
          <table:table-cell office:value-type="float" office:value="34.00306">
            <text:p>34.0030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oscato Rosa 0,5</text:p>
          </table:table-cell>
          <table:table-cell office:value-type="string">
            <text:p>Haas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22">
            <text:p>2022</text:p>
          </table:table-cell>
          <table:table-cell office:value-type="float" office:value="5900">
            <text:p>5900</text:p>
          </table:table-cell>
          <table:table-cell office:value-type="float" office:value="2740">
            <text:p>27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0s127wjc6zgn9vet</text:p>
          </table:table-cell>
          <table:table-cell office:value-type="string">
            <text:p>DESSERT</text:p>
          </table:table-cell>
          <table:table-cell office:value-type="string">
            <text:p>Moscato Rosa Schweizer</text:p>
          </table:table-cell>
          <table:table-cell office:value-type="string">
            <text:p>Franz Haas</text:p>
          </table:table-cell>
          <table:table-cell office:value-type="float" office:value="22.859814">
            <text:p>22.859814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Johanniter   Wein.werk</text:p>
          </table:table-cell>
          <table:table-cell office:value-type="string">
            <text:p>Burg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250">
            <text:p>125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Johanniter   Wein.werk MAG</text:p>
          </table:table-cell>
          <table:table-cell office:value-type="string">
            <text:p>Burger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Aristos</text:p>
          </table:table-cell>
          <table:table-cell office:value-type="string">
            <text:p>Eisackt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1410">
            <text:p>141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Kaiton</text:p>
          </table:table-cell>
          <table:table-cell office:value-type="string">
            <text:p>Ku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500">
            <text:p>4500</text:p>
          </table:table-cell>
          <table:table-cell office:value-type="float" office:value="1710">
            <text:p>171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    wein.werk</text:p>
          </table:table-cell>
          <table:table-cell office:value-type="string">
            <text:p>Prackfo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939">
            <text:p>1939</text:p>
          </table:table-cell>
          <table:table-cell office:value-type="float" office:value="33">
            <text:p>3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 Mag   wein.werk</text:p>
          </table:table-cell>
          <table:table-cell office:value-type="string">
            <text:p>Prackfo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4100">
            <text:p>4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vvoltore </text:p>
          </table:table-cell>
          <table:table-cell office:value-type="string">
            <text:p>Morris Farm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100">
            <text:p>7100</text:p>
          </table:table-cell>
          <table:table-cell office:value-type="float" office:value="3140">
            <text:p>314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/>
          <table:table-cell office:value-type="string"/>
          <table:table-cell office:value-type="string">
            <text:p>Rosè Marie biodyn</text:p>
          </table:table-cell>
          <table:table-cell office:value-type="string">
            <text:p>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1850">
            <text:p>18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